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DPDK</text:p>
          </table:table-cell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*100" office:value-type="float" office:value="10000" calcext:value-type="float">
            <text:p>10000</text:p>
          </table:table-cell>
          <table:table-cell table:formula="of:=[.B3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]*(10^9)*[.E3]/8)/[.D3])" office:value-type="float" office:value="195312500" calcext:value-type="float">
            <text:p>195312500</text:p>
          </table:table-cell>
          <table:table-cell table:formula="of:=(MIN(MAX([.D3];64); 1518)- 18) *[.F3]" office:value-type="float" office:value="8984375000" calcext:value-type="float">
            <text:p>8984375000</text:p>
          </table:table-cell>
          <table:table-cell table:formula="of:=[.F3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984257792" calcext:value-type="float">
            <text:p>8984257792</text:p>
          </table:table-cell>
          <table:table-cell office:value-type="float" office:value="195309952" calcext:value-type="float">
            <text:p>195309952</text:p>
          </table:table-cell>
          <table:table-cell table:formula="of:=[.G3]-[.K3]" office:value-type="float" office:value="117208" calcext:value-type="float">
            <text:p>117208</text:p>
          </table:table-cell>
          <table:table-cell table:formula="of:=[.H3]-[.L3]" office:value-type="float" office:value="2548" calcext:value-type="float">
            <text:p>2548</text:p>
          </table:table-cell>
          <table:table-cell table:formula="of:=([.M3]/[.G3])*100" office:value-type="float" office:value="0.001304576" calcext:value-type="float">
            <text:p>0.001304576</text:p>
          </table:table-cell>
          <table:table-cell table:formula="of:=100*([.N3]/[.H3])" office:value-type="float" office:value="0.001304576" calcext:value-type="float">
            <text:p>0.001304576</text:p>
          </table:table-cell>
          <table:table-cell/>
          <table:table-cell table:formula="of:=[.O3]-[.P3]" office:value-type="float" office:value="0" calcext:value-type="float">
            <text:p>0</text:p>
          </table:table-cell>
          <table:table-cell table:formula="of:=[.H3]-[.J3]" office:value-type="float" office:value="0" calcext:value-type="float">
            <text:p>0</text:p>
          </table:table-cell>
          <table:table-cell table:formula="of:=([.I3] - ([.J3]*14))-[.G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100" office:value-type="float" office:value="10000" calcext:value-type="float">
            <text:p>10000</text:p>
          </table:table-cell>
          <table:table-cell table:formula="of:=[.B4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]*(10^9)*[.E4]/8)/[.D4])" office:value-type="float" office:value="97656250" calcext:value-type="float">
            <text:p>97656250</text:p>
          </table:table-cell>
          <table:table-cell table:formula="of:=(MIN(MAX([.D4];64); 1518)- 18) *[.F4]" office:value-type="float" office:value="10742187500" calcext:value-type="float">
            <text:p>10742187500</text:p>
          </table:table-cell>
          <table:table-cell table:formula="of:=[.F4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42187500" calcext:value-type="float">
            <text:p>10742187500</text:p>
          </table:table-cell>
          <table:table-cell office:value-type="float" office:value="97656250" calcext:value-type="float">
            <text:p>97656250</text:p>
          </table:table-cell>
          <table:table-cell table:formula="of:=[.G4]-[.K4]" office:value-type="float" office:value="0" calcext:value-type="float">
            <text:p>0</text:p>
          </table:table-cell>
          <table:table-cell table:formula="of:=[.H4]-[.L4]" office:value-type="float" office:value="0" calcext:value-type="float">
            <text:p>0</text:p>
          </table:table-cell>
          <table:table-cell table:formula="of:=([.M4]/[.G4])*100" office:value-type="float" office:value="0" calcext:value-type="float">
            <text:p>0</text:p>
          </table:table-cell>
          <table:table-cell table:formula="of:=100*([.N4]/[.H4])" office:value-type="float" office:value="0" calcext:value-type="float">
            <text:p>0</text:p>
          </table:table-cell>
          <table:table-cell/>
          <table:table-cell table:formula="of:=[.O4]-[.P4]" office:value-type="float" office:value="0" calcext:value-type="float">
            <text:p>0</text:p>
          </table:table-cell>
          <table:table-cell table:formula="of:=[.H4]-[.J4]" office:value-type="float" office:value="0" calcext:value-type="float">
            <text:p>0</text:p>
          </table:table-cell>
          <table:table-cell table:formula="of:=([.I4] - ([.J4]*14))-[.G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100" office:value-type="float" office:value="10000" calcext:value-type="float">
            <text:p>10000</text:p>
          </table:table-cell>
          <table:table-cell table:formula="of:=[.B5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]*(10^9)*[.E5]/8)/[.D5])" office:value-type="float" office:value="48828125" calcext:value-type="float">
            <text:p>48828125</text:p>
          </table:table-cell>
          <table:table-cell table:formula="of:=(MIN(MAX([.D5];64); 1518)- 18) *[.F5]" office:value-type="float" office:value="11621093750" calcext:value-type="float">
            <text:p>11621093750</text:p>
          </table:table-cell>
          <table:table-cell table:formula="of:=[.F5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H5]-[.L5]" office:value-type="float" office:value="0" calcext:value-type="float">
            <text:p>0</text:p>
          </table:table-cell>
          <table:table-cell table:formula="of:=([.M5]/[.G5])*100" office:value-type="float" office:value="0" calcext:value-type="float">
            <text:p>0</text:p>
          </table:table-cell>
          <table:table-cell table:formula="of:=100*([.N5]/[.H5])" office:value-type="float" office:value="0" calcext:value-type="float">
            <text:p>0</text:p>
          </table:table-cell>
          <table:table-cell/>
          <table:table-cell table:formula="of:=[.O5]-[.P5]" office:value-type="float" office:value="0" calcext:value-type="float">
            <text:p>0</text:p>
          </table:table-cell>
          <table:table-cell table:formula="of:=[.H5]-[.J5]" office:value-type="float" office:value="0" calcext:value-type="float">
            <text:p>0</text:p>
          </table:table-cell>
          <table:table-cell table:formula="of:=([.I5] - ([.J5]*14))-[.G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*100" office:value-type="float" office:value="10000" calcext:value-type="float">
            <text:p>10000</text:p>
          </table:table-cell>
          <table:table-cell table:formula="of:=[.B6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]*(10^9)*[.E6]/8)/[.D6])" office:value-type="float" office:value="24414063" calcext:value-type="float">
            <text:p>24414063</text:p>
          </table:table-cell>
          <table:table-cell table:formula="of:=(MIN(MAX([.D6];64); 1518)- 18) *[.F6]" office:value-type="float" office:value="12060547122" calcext:value-type="float">
            <text:p>12060547122</text:p>
          </table:table-cell>
          <table:table-cell table:formula="of:=[.F6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office:value-type="float" office:value="24414063" calcext:value-type="float">
            <text:p>24414063</text:p>
          </table:table-cell>
          <table:table-cell table:formula="of:=[.G6]-[.K6]" office:value-type="float" office:value="0" calcext:value-type="float">
            <text:p>0</text:p>
          </table:table-cell>
          <table:table-cell table:formula="of:=[.H6]-[.L6]" office:value-type="float" office:value="0" calcext:value-type="float">
            <text:p>0</text:p>
          </table:table-cell>
          <table:table-cell table:formula="of:=([.M6]/[.G6])*100" office:value-type="float" office:value="0" calcext:value-type="float">
            <text:p>0</text:p>
          </table:table-cell>
          <table:table-cell table:formula="of:=100*([.N6]/[.H6])" office:value-type="float" office:value="0" calcext:value-type="float">
            <text:p>0</text:p>
          </table:table-cell>
          <table:table-cell/>
          <table:table-cell table:formula="of:=[.O6]-[.P6]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  <table:table-cell table:formula="of:=([.I6] - ([.J6]*14))-[.G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100" office:value-type="float" office:value="10000" calcext:value-type="float">
            <text:p>10000</text:p>
          </table:table-cell>
          <table:table-cell table:formula="of:=[.B7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]*(10^9)*[.E7]/8)/[.D7])" office:value-type="float" office:value="12207032" calcext:value-type="float">
            <text:p>12207032</text:p>
          </table:table-cell>
          <table:table-cell table:formula="of:=(MIN(MAX([.D7];64); 1518)- 18) *[.F7]" office:value-type="float" office:value="12280274192" calcext:value-type="float">
            <text:p>12280274192</text:p>
          </table:table-cell>
          <table:table-cell table:formula="of:=[.F7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office:value-type="float" office:value="12207032" calcext:value-type="float">
            <text:p>12207032</text:p>
          </table:table-cell>
          <table:table-cell table:formula="of:=[.G7]-[.K7]" office:value-type="float" office:value="0" calcext:value-type="float">
            <text:p>0</text:p>
          </table:table-cell>
          <table:table-cell table:formula="of:=[.H7]-[.L7]" office:value-type="float" office:value="0" calcext:value-type="float">
            <text:p>0</text:p>
          </table:table-cell>
          <table:table-cell table:formula="of:=([.M7]/[.G7])*100" office:value-type="float" office:value="0" calcext:value-type="float">
            <text:p>0</text:p>
          </table:table-cell>
          <table:table-cell table:formula="of:=100*([.N7]/[.H7])" office:value-type="float" office:value="0" calcext:value-type="float">
            <text:p>0</text:p>
          </table:table-cell>
          <table:table-cell/>
          <table:table-cell table:formula="of:=[.O7]-[.P7]" office:value-type="float" office:value="0" calcext:value-type="float">
            <text:p>0</text:p>
          </table:table-cell>
          <table:table-cell table:formula="of:=[.H7]-[.J7]" office:value-type="float" office:value="0" calcext:value-type="float">
            <text:p>0</text:p>
          </table:table-cell>
          <table:table-cell table:formula="of:=([.I7] - ([.J7]*14))-[.G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*100" office:value-type="float" office:value="10000" calcext:value-type="float">
            <text:p>10000</text:p>
          </table:table-cell>
          <table:table-cell table:formula="of:=[.B8]/1000"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table:formula="of:=CEILING(([.C8]*(10^9)*[.E8]/8)/[.D8])" office:value-type="float" office:value="8234520" calcext:value-type="float">
            <text:p>8234520</text:p>
          </table:table-cell>
          <table:table-cell table:formula="of:=(MIN(MAX([.D8];64); 1518)- 18) *[.F8]" office:value-type="float" office:value="12351780000" calcext:value-type="float">
            <text:p>12351780000</text:p>
          </table:table-cell>
          <table:table-cell table:formula="of:=[.F8]" office:value-type="float" office:value="8234520" calcext:value-type="float">
            <text:p>8234520</text:p>
          </table:table-cell>
          <table:table-cell office:value-type="float" office:value="12467063280" calcext:value-type="float">
            <text:p>12467063280</text:p>
          </table:table-cell>
          <table:table-cell office:value-type="float" office:value="8234520" calcext:value-type="float">
            <text:p>8234520</text:p>
          </table:table-cell>
          <table:table-cell office:value-type="float" office:value="12351780000" calcext:value-type="float">
            <text:p>12351780000</text:p>
          </table:table-cell>
          <table:table-cell office:value-type="float" office:value="8234520" calcext:value-type="float">
            <text:p>8234520</text:p>
          </table:table-cell>
          <table:table-cell table:formula="of:=[.G8]-[.K8]" office:value-type="float" office:value="0" calcext:value-type="float">
            <text:p>0</text:p>
          </table:table-cell>
          <table:table-cell table:formula="of:=[.H8]-[.L8]" office:value-type="float" office:value="0" calcext:value-type="float">
            <text:p>0</text:p>
          </table:table-cell>
          <table:table-cell table:formula="of:=([.M8]/[.G8])*100" office:value-type="float" office:value="0" calcext:value-type="float">
            <text:p>0</text:p>
          </table:table-cell>
          <table:table-cell table:formula="of:=100*([.N8]/[.H8])" office:value-type="float" office:value="0" calcext:value-type="float">
            <text:p>0</text:p>
          </table:table-cell>
          <table:table-cell/>
          <table:table-cell table:formula="of:=[.O8]-[.P8]" office:value-type="float" office:value="0" calcext:value-type="float">
            <text:p>0</text:p>
          </table:table-cell>
          <table:table-cell table:formula="of:=[.H8]-[.J8]" office:value-type="float" office:value="0" calcext:value-type="float">
            <text:p>0</text:p>
          </table:table-cell>
          <table:table-cell table:formula="of:=([.I8] - ([.J8]*14))-[.G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100" office:value-type="float" office:value="10000" calcext:value-type="float">
            <text:p>10000</text:p>
          </table:table-cell>
          <table:table-cell table:formula="of:=[.B1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CEILING(([.C10]*(10^9)*[.E10]/8)/[.D10])" office:value-type="float" office:value="585937500" calcext:value-type="float">
            <text:p>585937500</text:p>
          </table:table-cell>
          <table:table-cell table:formula="of:=(MIN(MAX([.D10];64); 1518)- 18) *[.F10]" office:value-type="float" office:value="64453125000" calcext:value-type="float">
            <text:p>64453125000</text:p>
          </table:table-cell>
          <table:table-cell table:formula="of:=[.F10]" office:value-type="float" office:value="585937500" calcext:value-type="float">
            <text:p>585937500</text:p>
          </table:table-cell>
          <table:table-cell office:value-type="float" office:value="72656250000" calcext:value-type="float">
            <text:p>72656250000</text:p>
          </table:table-cell>
          <table:table-cell office:value-type="float" office:value="585937500" calcext:value-type="float">
            <text:p>585937500</text:p>
          </table:table-cell>
          <table:table-cell office:value-type="float" office:value="64453125000" calcext:value-type="float">
            <text:p>64453125000</text:p>
          </table:table-cell>
          <table:table-cell office:value-type="float" office:value="585937500" calcext:value-type="float">
            <text:p>585937500</text:p>
          </table:table-cell>
          <table:table-cell table:formula="of:=[.G10]-[.K10]" office:value-type="float" office:value="0" calcext:value-type="float">
            <text:p>0</text:p>
          </table:table-cell>
          <table:table-cell table:formula="of:=[.H10]-[.L10]" office:value-type="float" office:value="0" calcext:value-type="float">
            <text:p>0</text:p>
          </table:table-cell>
          <table:table-cell table:formula="of:=([.M10]/[.G10])*100" office:value-type="float" office:value="0" calcext:value-type="float">
            <text:p>0</text:p>
          </table:table-cell>
          <table:table-cell table:formula="of:=100*([.N10]/[.H10])" office:value-type="float" office:value="0" calcext:value-type="float">
            <text:p>0</text:p>
          </table:table-cell>
          <table:table-cell/>
          <table:table-cell table:formula="of:=[.O10]-[.P10]" office:value-type="float" office:value="0" calcext:value-type="float">
            <text:p>0</text:p>
          </table:table-cell>
          <table:table-cell table:formula="of:=[.H10]-[.J10]" office:value-type="float" office:value="0" calcext:value-type="float">
            <text:p>0</text:p>
          </table:table-cell>
          <table:table-cell table:formula="of:=([.I10] - ([.J10]*14))-[.G10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100" office:value-type="float" office:value="100" calcext:value-type="float">
            <text:p>100</text:p>
          </table:table-cell>
          <table:table-cell table:formula="of:=[.B16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]*(10^9)*[.E16]/8)/[.D16])" office:value-type="float" office:value="1953125" calcext:value-type="float">
            <text:p>1953125</text:p>
          </table:table-cell>
          <table:table-cell table:formula="of:=(MIN(MAX([.D16];64); 1518)- 18) *[.F16]" office:value-type="float" office:value="89843750" calcext:value-type="float">
            <text:p>89843750</text:p>
          </table:table-cell>
          <table:table-cell table:formula="of:=[.F16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843750" calcext:value-type="float">
            <text:p>89843750</text:p>
          </table:table-cell>
          <table:table-cell office:value-type="float" office:value="1953125" calcext:value-type="float">
            <text:p>1953125</text:p>
          </table:table-cell>
          <table:table-cell table:formula="of:=[.G16]-[.K16]" office:value-type="float" office:value="0" calcext:value-type="float">
            <text:p>0</text:p>
          </table:table-cell>
          <table:table-cell table:formula="of:=[.H16]-[.L16]" office:value-type="float" office:value="0" calcext:value-type="float">
            <text:p>0</text:p>
          </table:table-cell>
          <table:table-cell table:formula="of:=([.M16]/[.G16])*100" office:value-type="float" office:value="0" calcext:value-type="float">
            <text:p>0</text:p>
          </table:table-cell>
          <table:table-cell table:formula="of:=100*([.N16]/[.H16])" office:value-type="float" office:value="0" calcext:value-type="float">
            <text:p>0</text:p>
          </table:table-cell>
          <table:table-cell/>
          <table:table-cell table:formula="of:=[.O16]-[.P16]" office:value-type="float" office:value="0" calcext:value-type="float">
            <text:p>0</text:p>
          </table:table-cell>
          <table:table-cell table:formula="of:=[.H16]-[.J16]" office:value-type="float" office:value="0" calcext:value-type="float">
            <text:p>0</text:p>
          </table:table-cell>
          <table:table-cell table:formula="of:=([.I16] - ([.J16]*14))-[.G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100" office:value-type="float" office:value="100" calcext:value-type="float">
            <text:p>100</text:p>
          </table:table-cell>
          <table:table-cell table:formula="of:=[.B17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7]*(10^9)*[.E17]/8)/[.D17])" office:value-type="float" office:value="976563" calcext:value-type="float">
            <text:p>976563</text:p>
          </table:table-cell>
          <table:table-cell table:formula="of:=(MIN(MAX([.D17];64); 1518)- 18) *[.F17]" office:value-type="float" office:value="107421930" calcext:value-type="float">
            <text:p>107421930</text:p>
          </table:table-cell>
          <table:table-cell table:formula="of:=[.F17]" office:value-type="float" office:value="976563" calcext:value-type="float">
            <text:p>976563</text:p>
          </table:table-cell>
          <table:table-cell office:value-type="string" calcext:value-type="string">
            <text:p>#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21930" calcext:value-type="float">
            <text:p>107421930</text:p>
          </table:table-cell>
          <table:table-cell office:value-type="float" office:value="976563" calcext:value-type="float">
            <text:p>976563</text:p>
          </table:table-cell>
          <table:table-cell table:formula="of:=[.G17]-[.K17]" office:value-type="float" office:value="0" calcext:value-type="float">
            <text:p>0</text:p>
          </table:table-cell>
          <table:table-cell table:formula="of:=[.H17]-[.L17]" office:value-type="float" office:value="0" calcext:value-type="float">
            <text:p>0</text:p>
          </table:table-cell>
          <table:table-cell table:formula="of:=([.M17]/[.G17])*100" office:value-type="float" office:value="0" calcext:value-type="float">
            <text:p>0</text:p>
          </table:table-cell>
          <table:table-cell table:formula="of:=100*([.N17]/[.H17])" office:value-type="float" office:value="0" calcext:value-type="float">
            <text:p>0</text:p>
          </table:table-cell>
          <table:table-cell/>
          <table:table-cell table:formula="of:=[.O17]-[.P17]" office:value-type="float" office:value="0" calcext:value-type="float">
            <text:p>0</text:p>
          </table:table-cell>
          <table:table-cell table:formula="of:=[.H17]-[.J17]" office:value-type="float" office:value="0" calcext:value-type="float">
            <text:p>0</text:p>
          </table:table-cell>
          <table:table-cell table:formula="of:=([.I17] - ([.J17]*14))-[.G1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]*100" office:value-type="float" office:value="100" calcext:value-type="float">
            <text:p>100</text:p>
          </table:table-cell>
          <table:table-cell table:formula="of:=[.B18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]*(10^9)*[.E18]/8)/[.D18])" office:value-type="float" office:value="488282" calcext:value-type="float">
            <text:p>488282</text:p>
          </table:table-cell>
          <table:table-cell table:formula="of:=(MIN(MAX([.D18];64); 1518)- 18) *[.F18]" office:value-type="float" office:value="116211116" calcext:value-type="float">
            <text:p>116211116</text:p>
          </table:table-cell>
          <table:table-cell table:formula="of:=[.F18]" office:value-type="float" office:value="488282" calcext:value-type="float">
            <text:p>488282</text:p>
          </table:table-cell>
          <table:table-cell office:value-type="string" calcext:value-type="string">
            <text:p>#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211116" calcext:value-type="float">
            <text:p>116211116</text:p>
          </table:table-cell>
          <table:table-cell office:value-type="float" office:value="488282" calcext:value-type="float">
            <text:p>488282</text:p>
          </table:table-cell>
          <table:table-cell table:formula="of:=[.G18]-[.K18]" office:value-type="float" office:value="0" calcext:value-type="float">
            <text:p>0</text:p>
          </table:table-cell>
          <table:table-cell table:formula="of:=[.H18]-[.L18]" office:value-type="float" office:value="0" calcext:value-type="float">
            <text:p>0</text:p>
          </table:table-cell>
          <table:table-cell table:formula="of:=([.M18]/[.G18])*100" office:value-type="float" office:value="0" calcext:value-type="float">
            <text:p>0</text:p>
          </table:table-cell>
          <table:table-cell table:formula="of:=100*([.N18]/[.H18])" office:value-type="float" office:value="0" calcext:value-type="float">
            <text:p>0</text:p>
          </table:table-cell>
          <table:table-cell/>
          <table:table-cell table:formula="of:=[.O18]-[.P18]" office:value-type="float" office:value="0" calcext:value-type="float">
            <text:p>0</text:p>
          </table:table-cell>
          <table:table-cell table:formula="of:=[.H18]-[.J18]" office:value-type="float" office:value="0" calcext:value-type="float">
            <text:p>0</text:p>
          </table:table-cell>
          <table:table-cell table:formula="of:=([.I18] - ([.J18]*14))-[.G1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100" office:value-type="float" office:value="100" calcext:value-type="float">
            <text:p>100</text:p>
          </table:table-cell>
          <table:table-cell table:formula="of:=[.B19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9]*(10^9)*[.E19]/8)/[.D19])" office:value-type="float" office:value="244141" calcext:value-type="float">
            <text:p>244141</text:p>
          </table:table-cell>
          <table:table-cell table:formula="of:=(MIN(MAX([.D19];64); 1518)- 18) *[.F19]" office:value-type="float" office:value="120605654" calcext:value-type="float">
            <text:p>120605654</text:p>
          </table:table-cell>
          <table:table-cell table:formula="of:=[.F19]" office:value-type="float" office:value="244141" calcext:value-type="float">
            <text:p>244141</text:p>
          </table:table-cell>
          <table:table-cell office:value-type="string" calcext:value-type="string">
            <text:p>#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05654" calcext:value-type="float">
            <text:p>120605654</text:p>
          </table:table-cell>
          <table:table-cell office:value-type="float" office:value="244141" calcext:value-type="float">
            <text:p>244141</text:p>
          </table:table-cell>
          <table:table-cell table:formula="of:=[.G19]-[.K19]" office:value-type="float" office:value="0" calcext:value-type="float">
            <text:p>0</text:p>
          </table:table-cell>
          <table:table-cell table:formula="of:=[.H19]-[.L19]" office:value-type="float" office:value="0" calcext:value-type="float">
            <text:p>0</text:p>
          </table:table-cell>
          <table:table-cell table:formula="of:=([.M19]/[.G19])*100" office:value-type="float" office:value="0" calcext:value-type="float">
            <text:p>0</text:p>
          </table:table-cell>
          <table:table-cell table:formula="of:=100*([.N19]/[.H19])" office:value-type="float" office:value="0" calcext:value-type="float">
            <text:p>0</text:p>
          </table:table-cell>
          <table:table-cell/>
          <table:table-cell table:formula="of:=[.O19]-[.P19]" office:value-type="float" office:value="0" calcext:value-type="float">
            <text:p>0</text:p>
          </table:table-cell>
          <table:table-cell table:formula="of:=[.H19]-[.J19]" office:value-type="float" office:value="0" calcext:value-type="float">
            <text:p>0</text:p>
          </table:table-cell>
          <table:table-cell table:formula="of:=([.I19] - ([.J19]*14))-[.G1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100" office:value-type="float" office:value="100" calcext:value-type="float">
            <text:p>100</text:p>
          </table:table-cell>
          <table:table-cell table:formula="of:=[.B20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0]*(10^9)*[.E20]/8)/[.D20])" office:value-type="float" office:value="122071" calcext:value-type="float">
            <text:p>122071</text:p>
          </table:table-cell>
          <table:table-cell table:formula="of:=(MIN(MAX([.D20];64); 1518)- 18) *[.F20]" office:value-type="float" office:value="122803426" calcext:value-type="float">
            <text:p>122803426</text:p>
          </table:table-cell>
          <table:table-cell table:formula="of:=[.F20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03426" calcext:value-type="float">
            <text:p>122803426</text:p>
          </table:table-cell>
          <table:table-cell office:value-type="float" office:value="122071" calcext:value-type="float">
            <text:p>122071</text:p>
          </table:table-cell>
          <table:table-cell table:formula="of:=[.G20]-[.K20]" office:value-type="float" office:value="0" calcext:value-type="float">
            <text:p>0</text:p>
          </table:table-cell>
          <table:table-cell table:formula="of:=[.H20]-[.L20]" office:value-type="float" office:value="0" calcext:value-type="float">
            <text:p>0</text:p>
          </table:table-cell>
          <table:table-cell table:formula="of:=([.M20]/[.G20])*100" office:value-type="float" office:value="0" calcext:value-type="float">
            <text:p>0</text:p>
          </table:table-cell>
          <table:table-cell table:formula="of:=100*([.N20]/[.H20])" office:value-type="float" office:value="0" calcext:value-type="float">
            <text:p>0</text:p>
          </table:table-cell>
          <table:table-cell/>
          <table:table-cell table:formula="of:=[.O20]-[.P20]" office:value-type="float" office:value="0" calcext:value-type="float">
            <text:p>0</text:p>
          </table:table-cell>
          <table:table-cell table:formula="of:=[.H20]-[.J20]" office:value-type="float" office:value="0" calcext:value-type="float">
            <text:p>0</text:p>
          </table:table-cell>
          <table:table-cell table:formula="of:=([.I20] - ([.J20]*14))-[.G2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100" office:value-type="float" office:value="100" calcext:value-type="float">
            <text:p>100</text:p>
          </table:table-cell>
          <table:table-cell table:formula="of:=[.B21]/1000" office:value-type="float" office:value="0.1" calcext:value-type="float">
            <text:p>0.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1]*(10^9)*[.E21]/8)/[.D21])" office:value-type="float" office:value="61036" calcext:value-type="float">
            <text:p>61036</text:p>
          </table:table-cell>
          <table:table-cell table:formula="of:=(MIN(MAX([.D21];64); 1518)- 18) *[.F21]" office:value-type="float" office:value="91554000" calcext:value-type="float">
            <text:p>91554000</text:p>
          </table:table-cell>
          <table:table-cell table:formula="of:=[.F21]" office:value-type="float" office:value="61036" calcext:value-type="float">
            <text:p>61036</text:p>
          </table:table-cell>
          <table:table-cell office:value-type="string" calcext:value-type="string">
            <text:p>#</text:p>
          </table:table-cell>
          <table:table-cell office:value-type="float" office:value="61036" calcext:value-type="float">
            <text:p>61036</text:p>
          </table:table-cell>
          <table:table-cell office:value-type="float" office:value="91554000" calcext:value-type="float">
            <text:p>91554000</text:p>
          </table:table-cell>
          <table:table-cell office:value-type="float" office:value="61036" calcext:value-type="float">
            <text:p>61036</text:p>
          </table:table-cell>
          <table:table-cell table:formula="of:=[.G21]-[.K21]" office:value-type="float" office:value="0" calcext:value-type="float">
            <text:p>0</text:p>
          </table:table-cell>
          <table:table-cell table:formula="of:=[.H21]-[.L21]" office:value-type="float" office:value="0" calcext:value-type="float">
            <text:p>0</text:p>
          </table:table-cell>
          <table:table-cell table:formula="of:=([.M21]/[.G21])*100" office:value-type="float" office:value="0" calcext:value-type="float">
            <text:p>0</text:p>
          </table:table-cell>
          <table:table-cell table:formula="of:=100*([.N21]/[.H21])" office:value-type="float" office:value="0" calcext:value-type="float">
            <text:p>0</text:p>
          </table:table-cell>
          <table:table-cell/>
          <table:table-cell table:formula="of:=[.O21]-[.P21]" office:value-type="float" office:value="0" calcext:value-type="float">
            <text:p>0</text:p>
          </table:table-cell>
          <table:table-cell table:formula="of:=[.H21]-[.J21]" office:value-type="float" office:value="0" calcext:value-type="float">
            <text:p>0</text:p>
          </table:table-cell>
          <table:table-cell table:formula="of:=([.I21] - ([.J21]*14))-[.G2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3]*100" office:value-type="float" office:value="1000" calcext:value-type="float">
            <text:p>1000</text:p>
          </table:table-cell>
          <table:table-cell table:formula="of:=[.B23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23]*(10^9)*[.E23]/8)/[.D23])" office:value-type="float" office:value="19531250" calcext:value-type="float">
            <text:p>19531250</text:p>
          </table:table-cell>
          <table:table-cell table:formula="of:=(MIN(MAX([.D23];64); 1518)- 18) *[.F23]" office:value-type="float" office:value="898437500" calcext:value-type="float">
            <text:p>898437500</text:p>
          </table:table-cell>
          <table:table-cell table:formula="of:=[.F23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98209478" calcext:value-type="float">
            <text:p>898209478</text:p>
          </table:table-cell>
          <table:table-cell office:value-type="float" office:value="19526293" calcext:value-type="float">
            <text:p>19526293</text:p>
          </table:table-cell>
          <table:table-cell table:formula="of:=[.G23]-[.K23]" office:value-type="float" office:value="228022" calcext:value-type="float">
            <text:p>228022</text:p>
          </table:table-cell>
          <table:table-cell table:formula="of:=[.H23]-[.L23]" office:value-type="float" office:value="4957" calcext:value-type="float">
            <text:p>4957</text:p>
          </table:table-cell>
          <table:table-cell table:formula="of:=([.M23]/[.G23])*100" office:value-type="float" office:value="0.02537984" calcext:value-type="float">
            <text:p>0.02537984</text:p>
          </table:table-cell>
          <table:table-cell table:formula="of:=100*([.N23]/[.H23])" office:value-type="float" office:value="0.02537984" calcext:value-type="float">
            <text:p>0.02537984</text:p>
          </table:table-cell>
          <table:table-cell/>
          <table:table-cell table:formula="of:=[.O23]-[.P23]" office:value-type="float" office:value="0" calcext:value-type="float">
            <text:p>0</text:p>
          </table:table-cell>
          <table:table-cell table:formula="of:=[.H23]-[.J23]" office:value-type="float" office:value="0" calcext:value-type="float">
            <text:p>0</text:p>
          </table:table-cell>
          <table:table-cell table:formula="of:=([.I23] - ([.J23]*14))-[.G2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4]*100" office:value-type="float" office:value="1000" calcext:value-type="float">
            <text:p>1000</text:p>
          </table:table-cell>
          <table:table-cell table:formula="of:=[.B24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24]*(10^9)*[.E24]/8)/[.D24])" office:value-type="float" office:value="9765625" calcext:value-type="float">
            <text:p>9765625</text:p>
          </table:table-cell>
          <table:table-cell table:formula="of:=(MIN(MAX([.D24];64); 1518)- 18) *[.F24]" office:value-type="float" office:value="1074218750" calcext:value-type="float">
            <text:p>1074218750</text:p>
          </table:table-cell>
          <table:table-cell table:formula="of:=[.F24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74140870" calcext:value-type="float">
            <text:p>1074140870</text:p>
          </table:table-cell>
          <table:table-cell office:value-type="float" office:value="9764917" calcext:value-type="float">
            <text:p>9764917</text:p>
          </table:table-cell>
          <table:table-cell table:formula="of:=[.G24]-[.K24]" office:value-type="float" office:value="77880" calcext:value-type="float">
            <text:p>77880</text:p>
          </table:table-cell>
          <table:table-cell table:formula="of:=[.H24]-[.L24]" office:value-type="float" office:value="708" calcext:value-type="float">
            <text:p>708</text:p>
          </table:table-cell>
          <table:table-cell table:formula="of:=([.M24]/[.G24])*100" office:value-type="float" office:value="0.00724992" calcext:value-type="float">
            <text:p>0.00724992</text:p>
          </table:table-cell>
          <table:table-cell table:formula="of:=100*([.N24]/[.H24])" office:value-type="float" office:value="0.00724992" calcext:value-type="float">
            <text:p>0.00724992</text:p>
          </table:table-cell>
          <table:table-cell/>
          <table:table-cell table:formula="of:=[.O24]-[.P24]" office:value-type="float" office:value="0" calcext:value-type="float">
            <text:p>0</text:p>
          </table:table-cell>
          <table:table-cell table:formula="of:=[.H24]-[.J24]" office:value-type="float" office:value="0" calcext:value-type="float">
            <text:p>0</text:p>
          </table:table-cell>
          <table:table-cell table:formula="of:=([.I24] - ([.J24]*14))-[.G2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*100" office:value-type="float" office:value="1000" calcext:value-type="float">
            <text:p>1000</text:p>
          </table:table-cell>
          <table:table-cell table:formula="of:=[.B25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25]*(10^9)*[.E25]/8)/[.D25])" office:value-type="float" office:value="4882813" calcext:value-type="float">
            <text:p>4882813</text:p>
          </table:table-cell>
          <table:table-cell table:formula="of:=(MIN(MAX([.D25];64); 1518)- 18) *[.F25]" office:value-type="float" office:value="1162109494" calcext:value-type="float">
            <text:p>1162109494</text:p>
          </table:table-cell>
          <table:table-cell table:formula="of:=[.F25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62109494" calcext:value-type="float">
            <text:p>1162109494</text:p>
          </table:table-cell>
          <table:table-cell office:value-type="float" office:value="4882813" calcext:value-type="float">
            <text:p>4882813</text:p>
          </table:table-cell>
          <table:table-cell table:formula="of:=[.G25]-[.K25]" office:value-type="float" office:value="0" calcext:value-type="float">
            <text:p>0</text:p>
          </table:table-cell>
          <table:table-cell table:formula="of:=[.H25]-[.L25]" office:value-type="float" office:value="0" calcext:value-type="float">
            <text:p>0</text:p>
          </table:table-cell>
          <table:table-cell table:formula="of:=([.M25]/[.G25])*100" office:value-type="float" office:value="0" calcext:value-type="float">
            <text:p>0</text:p>
          </table:table-cell>
          <table:table-cell table:formula="of:=100*([.N25]/[.H25])" office:value-type="float" office:value="0" calcext:value-type="float">
            <text:p>0</text:p>
          </table:table-cell>
          <table:table-cell/>
          <table:table-cell table:formula="of:=[.O25]-[.P25]" office:value-type="float" office:value="0" calcext:value-type="float">
            <text:p>0</text:p>
          </table:table-cell>
          <table:table-cell table:formula="of:=[.H25]-[.J25]" office:value-type="float" office:value="0" calcext:value-type="float">
            <text:p>0</text:p>
          </table:table-cell>
          <table:table-cell table:formula="of:=([.I25] - ([.J25]*14))-[.G2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*100" office:value-type="float" office:value="1000" calcext:value-type="float">
            <text:p>1000</text:p>
          </table:table-cell>
          <table:table-cell table:formula="of:=[.B26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26]*(10^9)*[.E26]/8)/[.D26])" office:value-type="float" office:value="2441407" calcext:value-type="float">
            <text:p>2441407</text:p>
          </table:table-cell>
          <table:table-cell table:formula="of:=(MIN(MAX([.D26];64); 1518)- 18) *[.F26]" office:value-type="float" office:value="1206055058" calcext:value-type="float">
            <text:p>1206055058</text:p>
          </table:table-cell>
          <table:table-cell table:formula="of:=[.F26]" office:value-type="float" office:value="2441407" calcext:value-type="float">
            <text:p>2441407</text:p>
          </table:table-cell>
          <table:table-cell office:value-type="string" calcext:value-type="string">
            <text:p>#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6055058" calcext:value-type="float">
            <text:p>1206055058</text:p>
          </table:table-cell>
          <table:table-cell office:value-type="float" office:value="2441407" calcext:value-type="float">
            <text:p>2441407</text:p>
          </table:table-cell>
          <table:table-cell table:formula="of:=[.G26]-[.K26]" office:value-type="float" office:value="0" calcext:value-type="float">
            <text:p>0</text:p>
          </table:table-cell>
          <table:table-cell table:formula="of:=[.H26]-[.L26]" office:value-type="float" office:value="0" calcext:value-type="float">
            <text:p>0</text:p>
          </table:table-cell>
          <table:table-cell table:formula="of:=([.M26]/[.G26])*100" office:value-type="float" office:value="0" calcext:value-type="float">
            <text:p>0</text:p>
          </table:table-cell>
          <table:table-cell table:formula="of:=100*([.N26]/[.H26])" office:value-type="float" office:value="0" calcext:value-type="float">
            <text:p>0</text:p>
          </table:table-cell>
          <table:table-cell/>
          <table:table-cell table:formula="of:=[.O26]-[.P26]" office:value-type="float" office:value="0" calcext:value-type="float">
            <text:p>0</text:p>
          </table:table-cell>
          <table:table-cell table:formula="of:=[.H26]-[.J26]" office:value-type="float" office:value="0" calcext:value-type="float">
            <text:p>0</text:p>
          </table:table-cell>
          <table:table-cell table:formula="of:=([.I26] - ([.J26]*14))-[.G2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7]*100" office:value-type="float" office:value="1000" calcext:value-type="float">
            <text:p>1000</text:p>
          </table:table-cell>
          <table:table-cell table:formula="of:=[.B27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7]*(10^9)*[.E27]/8)/[.D27])" office:value-type="float" office:value="1220704" calcext:value-type="float">
            <text:p>1220704</text:p>
          </table:table-cell>
          <table:table-cell table:formula="of:=(MIN(MAX([.D27];64); 1518)- 18) *[.F27]" office:value-type="float" office:value="1228028224" calcext:value-type="float">
            <text:p>1228028224</text:p>
          </table:table-cell>
          <table:table-cell table:formula="of:=[.F27]" office:value-type="float" office:value="1220704" calcext:value-type="float">
            <text:p>1220704</text:p>
          </table:table-cell>
          <table:table-cell office:value-type="string" calcext:value-type="string">
            <text:p>#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8028224" calcext:value-type="float">
            <text:p>1228028224</text:p>
          </table:table-cell>
          <table:table-cell office:value-type="float" office:value="1220704" calcext:value-type="float">
            <text:p>1220704</text:p>
          </table:table-cell>
          <table:table-cell table:formula="of:=[.G27]-[.K27]" office:value-type="float" office:value="0" calcext:value-type="float">
            <text:p>0</text:p>
          </table:table-cell>
          <table:table-cell table:formula="of:=[.H27]-[.L27]" office:value-type="float" office:value="0" calcext:value-type="float">
            <text:p>0</text:p>
          </table:table-cell>
          <table:table-cell table:formula="of:=([.M27]/[.G27])*100" office:value-type="float" office:value="0" calcext:value-type="float">
            <text:p>0</text:p>
          </table:table-cell>
          <table:table-cell table:formula="of:=100*([.N27]/[.H27])" office:value-type="float" office:value="0" calcext:value-type="float">
            <text:p>0</text:p>
          </table:table-cell>
          <table:table-cell/>
          <table:table-cell table:formula="of:=[.O27]-[.P27]" office:value-type="float" office:value="0" calcext:value-type="float">
            <text:p>0</text:p>
          </table:table-cell>
          <table:table-cell table:formula="of:=[.H27]-[.J27]" office:value-type="float" office:value="0" calcext:value-type="float">
            <text:p>0</text:p>
          </table:table-cell>
          <table:table-cell table:formula="of:=([.I27] - ([.J27]*14))-[.G2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8]*100" office:value-type="float" office:value="1000" calcext:value-type="float">
            <text:p>1000</text:p>
          </table:table-cell>
          <table:table-cell table:formula="of:=[.B28]/1000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8]*(10^9)*[.E28]/8)/[.D28])" office:value-type="float" office:value="610352" calcext:value-type="float">
            <text:p>610352</text:p>
          </table:table-cell>
          <table:table-cell table:formula="of:=(MIN(MAX([.D28];64); 1518)- 18) *[.F28]" office:value-type="float" office:value="915528000" calcext:value-type="float">
            <text:p>915528000</text:p>
          </table:table-cell>
          <table:table-cell table:formula="of:=[.F28]" office:value-type="float" office:value="610352" calcext:value-type="float">
            <text:p>610352</text:p>
          </table:table-cell>
          <table:table-cell office:value-type="string" calcext:value-type="string">
            <text:p>#</text:p>
          </table:table-cell>
          <table:table-cell office:value-type="float" office:value="610352" calcext:value-type="float">
            <text:p>610352</text:p>
          </table:table-cell>
          <table:table-cell office:value-type="float" office:value="915528000" calcext:value-type="float">
            <text:p>915528000</text:p>
          </table:table-cell>
          <table:table-cell office:value-type="float" office:value="610352" calcext:value-type="float">
            <text:p>610352</text:p>
          </table:table-cell>
          <table:table-cell table:formula="of:=[.G28]-[.K28]" office:value-type="float" office:value="0" calcext:value-type="float">
            <text:p>0</text:p>
          </table:table-cell>
          <table:table-cell table:formula="of:=[.H28]-[.L28]" office:value-type="float" office:value="0" calcext:value-type="float">
            <text:p>0</text:p>
          </table:table-cell>
          <table:table-cell table:formula="of:=([.M28]/[.G28])*100" office:value-type="float" office:value="0" calcext:value-type="float">
            <text:p>0</text:p>
          </table:table-cell>
          <table:table-cell table:formula="of:=100*([.N28]/[.H28])" office:value-type="float" office:value="0" calcext:value-type="float">
            <text:p>0</text:p>
          </table:table-cell>
          <table:table-cell/>
          <table:table-cell table:formula="of:=[.O28]-[.P28]" office:value-type="float" office:value="0" calcext:value-type="float">
            <text:p>0</text:p>
          </table:table-cell>
          <table:table-cell table:formula="of:=[.H28]-[.J28]" office:value-type="float" office:value="0" calcext:value-type="float">
            <text:p>0</text:p>
          </table:table-cell>
          <table:table-cell table:formula="of:=([.I28] - ([.J28]*14))-[.G2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0]*100" office:value-type="float" office:value="5000" calcext:value-type="float">
            <text:p>5000</text:p>
          </table:table-cell>
          <table:table-cell table:formula="of:=[.B30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0]*(10^9)*[.E30]/8)/[.D30])" office:value-type="float" office:value="97656250" calcext:value-type="float">
            <text:p>97656250</text:p>
          </table:table-cell>
          <table:table-cell table:formula="of:=(MIN(MAX([.D30];64); 1518)- 18) *[.F30]" office:value-type="float" office:value="4492187500" calcext:value-type="float">
            <text:p>4492187500</text:p>
          </table:table-cell>
          <table:table-cell table:formula="of:=[.F30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4481107802" calcext:value-type="float">
            <text:p>4481107802</text:p>
          </table:table-cell>
          <table:table-cell office:value-type="float" office:value="97415387" calcext:value-type="float">
            <text:p>97415387</text:p>
          </table:table-cell>
          <table:table-cell table:formula="of:=[.G30]-[.K30]" office:value-type="float" office:value="11079698" calcext:value-type="float">
            <text:p>11079698</text:p>
          </table:table-cell>
          <table:table-cell table:formula="of:=[.H30]-[.L30]" office:value-type="float" office:value="240863" calcext:value-type="float">
            <text:p>240863</text:p>
          </table:table-cell>
          <table:table-cell table:formula="of:=([.M30]/[.G30])*100" office:value-type="float" office:value="0.246643712" calcext:value-type="float">
            <text:p>0.246643712</text:p>
          </table:table-cell>
          <table:table-cell table:formula="of:=100*([.N30]/[.H30])" office:value-type="float" office:value="0.246643712" calcext:value-type="float">
            <text:p>0.246643712</text:p>
          </table:table-cell>
          <table:table-cell/>
          <table:table-cell table:formula="of:=[.O30]-[.P30]" office:value-type="float" office:value="0" calcext:value-type="float">
            <text:p>0</text:p>
          </table:table-cell>
          <table:table-cell table:formula="of:=[.H30]-[.J30]" office:value-type="float" office:value="0" calcext:value-type="float">
            <text:p>0</text:p>
          </table:table-cell>
          <table:table-cell table:formula="of:=([.I30] - ([.J30]*14))-[.G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1]*100" office:value-type="float" office:value="5000" calcext:value-type="float">
            <text:p>5000</text:p>
          </table:table-cell>
          <table:table-cell table:formula="of:=[.B31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1]*(10^9)*[.E31]/8)/[.D31])" office:value-type="float" office:value="48828125" calcext:value-type="float">
            <text:p>48828125</text:p>
          </table:table-cell>
          <table:table-cell table:formula="of:=(MIN(MAX([.D31];64); 1518)- 18) *[.F31]" office:value-type="float" office:value="5371093750" calcext:value-type="float">
            <text:p>5371093750</text:p>
          </table:table-cell>
          <table:table-cell table:formula="of:=[.F31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370039070" calcext:value-type="float">
            <text:p>5370039070</text:p>
          </table:table-cell>
          <table:table-cell office:value-type="float" office:value="48818537" calcext:value-type="float">
            <text:p>48818537</text:p>
          </table:table-cell>
          <table:table-cell table:formula="of:=[.G31]-[.K31]" office:value-type="float" office:value="1054680" calcext:value-type="float">
            <text:p>1054680</text:p>
          </table:table-cell>
          <table:table-cell table:formula="of:=[.H31]-[.L31]" office:value-type="float" office:value="9588" calcext:value-type="float">
            <text:p>9588</text:p>
          </table:table-cell>
          <table:table-cell table:formula="of:=([.M31]/[.G31])*100" office:value-type="float" office:value="0.019636224" calcext:value-type="float">
            <text:p>0.019636224</text:p>
          </table:table-cell>
          <table:table-cell table:formula="of:=100*([.N31]/[.H31])" office:value-type="float" office:value="0.019636224" calcext:value-type="float">
            <text:p>0.019636224</text:p>
          </table:table-cell>
          <table:table-cell/>
          <table:table-cell table:formula="of:=[.O31]-[.P31]" office:value-type="float" office:value="0" calcext:value-type="float">
            <text:p>0</text:p>
          </table:table-cell>
          <table:table-cell table:formula="of:=[.H31]-[.J31]" office:value-type="float" office:value="0" calcext:value-type="float">
            <text:p>0</text:p>
          </table:table-cell>
          <table:table-cell table:formula="of:=([.I31] - ([.J31]*14))-[.G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2]*100" office:value-type="float" office:value="5000" calcext:value-type="float">
            <text:p>5000</text:p>
          </table:table-cell>
          <table:table-cell table:formula="of:=[.B32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2]*(10^9)*[.E32]/8)/[.D32])" office:value-type="float" office:value="24414063" calcext:value-type="float">
            <text:p>24414063</text:p>
          </table:table-cell>
          <table:table-cell table:formula="of:=(MIN(MAX([.D32];64); 1518)- 18) *[.F32]" office:value-type="float" office:value="5810546994" calcext:value-type="float">
            <text:p>5810546994</text:p>
          </table:table-cell>
          <table:table-cell table:formula="of:=[.F32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809819190" calcext:value-type="float">
            <text:p>5809819190</text:p>
          </table:table-cell>
          <table:table-cell office:value-type="float" office:value="24411005" calcext:value-type="float">
            <text:p>24411005</text:p>
          </table:table-cell>
          <table:table-cell table:formula="of:=[.G32]-[.K32]" office:value-type="float" office:value="727804" calcext:value-type="float">
            <text:p>727804</text:p>
          </table:table-cell>
          <table:table-cell table:formula="of:=[.H32]-[.L32]" office:value-type="float" office:value="3058" calcext:value-type="float">
            <text:p>3058</text:p>
          </table:table-cell>
          <table:table-cell table:formula="of:=([.M32]/[.G32])*100" office:value-type="float" office:value="0.0125255677434764" calcext:value-type="float">
            <text:p>0.012525567743476</text:p>
          </table:table-cell>
          <table:table-cell table:formula="of:=100*([.N32]/[.H32])" office:value-type="float" office:value="0.0125255677434764" calcext:value-type="float">
            <text:p>0.012525567743476</text:p>
          </table:table-cell>
          <table:table-cell/>
          <table:table-cell table:formula="of:=[.O32]-[.P32]" office:value-type="float" office:value="0" calcext:value-type="float">
            <text:p>0</text:p>
          </table:table-cell>
          <table:table-cell table:formula="of:=[.H32]-[.J32]" office:value-type="float" office:value="0" calcext:value-type="float">
            <text:p>0</text:p>
          </table:table-cell>
          <table:table-cell table:formula="of:=([.I32] - ([.J32]*14))-[.G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3]*100" office:value-type="float" office:value="5000" calcext:value-type="float">
            <text:p>5000</text:p>
          </table:table-cell>
          <table:table-cell table:formula="of:=[.B33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33]*(10^9)*[.E33]/8)/[.D33])" office:value-type="float" office:value="12207032" calcext:value-type="float">
            <text:p>12207032</text:p>
          </table:table-cell>
          <table:table-cell table:formula="of:=(MIN(MAX([.D33];64); 1518)- 18) *[.F33]" office:value-type="float" office:value="6030273808" calcext:value-type="float">
            <text:p>6030273808</text:p>
          </table:table-cell>
          <table:table-cell table:formula="of:=[.F33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029766964" calcext:value-type="float">
            <text:p>6029766964</text:p>
          </table:table-cell>
          <table:table-cell office:value-type="float" office:value="12206006" calcext:value-type="float">
            <text:p>12206006</text:p>
          </table:table-cell>
          <table:table-cell table:formula="of:=[.G33]-[.K33]" office:value-type="float" office:value="506844" calcext:value-type="float">
            <text:p>506844</text:p>
          </table:table-cell>
          <table:table-cell table:formula="of:=[.H33]-[.L33]" office:value-type="float" office:value="1026" calcext:value-type="float">
            <text:p>1026</text:p>
          </table:table-cell>
          <table:table-cell table:formula="of:=([.M33]/[.G33])*100" office:value-type="float" office:value="0.00840499148359732" calcext:value-type="float">
            <text:p>0.008404991483597</text:p>
          </table:table-cell>
          <table:table-cell table:formula="of:=100*([.N33]/[.H33])" office:value-type="float" office:value="0.00840499148359732" calcext:value-type="float">
            <text:p>0.008404991483597</text:p>
          </table:table-cell>
          <table:table-cell/>
          <table:table-cell table:formula="of:=[.O33]-[.P33]" office:value-type="float" office:value="0" calcext:value-type="float">
            <text:p>0</text:p>
          </table:table-cell>
          <table:table-cell table:formula="of:=[.H33]-[.J33]" office:value-type="float" office:value="0" calcext:value-type="float">
            <text:p>0</text:p>
          </table:table-cell>
          <table:table-cell table:formula="of:=([.I33] - ([.J33]*14))-[.G3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4]*100" office:value-type="float" office:value="5000" calcext:value-type="float">
            <text:p>5000</text:p>
          </table:table-cell>
          <table:table-cell table:formula="of:=[.B34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4]*(10^9)*[.E34]/8)/[.D34])" office:value-type="float" office:value="6103516" calcext:value-type="float">
            <text:p>6103516</text:p>
          </table:table-cell>
          <table:table-cell table:formula="of:=(MIN(MAX([.D34];64); 1518)- 18) *[.F34]" office:value-type="float" office:value="6140137096" calcext:value-type="float">
            <text:p>6140137096</text:p>
          </table:table-cell>
          <table:table-cell table:formula="of:=[.F34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9792038" calcext:value-type="float">
            <text:p>6139792038</text:p>
          </table:table-cell>
          <table:table-cell office:value-type="float" office:value="6103173" calcext:value-type="float">
            <text:p>6103173</text:p>
          </table:table-cell>
          <table:table-cell table:formula="of:=[.G34]-[.K34]" office:value-type="float" office:value="345058" calcext:value-type="float">
            <text:p>345058</text:p>
          </table:table-cell>
          <table:table-cell table:formula="of:=[.H34]-[.L34]" office:value-type="float" office:value="343" calcext:value-type="float">
            <text:p>343</text:p>
          </table:table-cell>
          <table:table-cell table:formula="of:=([.M34]/[.G34])*100" office:value-type="float" office:value="0.00561971165472492" calcext:value-type="float">
            <text:p>0.005619711654725</text:p>
          </table:table-cell>
          <table:table-cell table:formula="of:=100*([.N34]/[.H34])" office:value-type="float" office:value="0.00561971165472492" calcext:value-type="float">
            <text:p>0.005619711654725</text:p>
          </table:table-cell>
          <table:table-cell/>
          <table:table-cell table:formula="of:=[.O34]-[.P34]" office:value-type="float" office:value="0" calcext:value-type="float">
            <text:p>0</text:p>
          </table:table-cell>
          <table:table-cell table:formula="of:=[.H34]-[.J34]" office:value-type="float" office:value="0" calcext:value-type="float">
            <text:p>0</text:p>
          </table:table-cell>
          <table:table-cell table:formula="of:=([.I34] - ([.J34]*14))-[.G3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5]*100" office:value-type="float" office:value="5000" calcext:value-type="float">
            <text:p>5000</text:p>
          </table:table-cell>
          <table:table-cell table:formula="of:=[.B35]/1000"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5]*(10^9)*[.E35]/8)/[.D35])" office:value-type="float" office:value="3051758" calcext:value-type="float">
            <text:p>3051758</text:p>
          </table:table-cell>
          <table:table-cell table:formula="of:=(MIN(MAX([.D35];64); 1518)- 18) *[.F35]" office:value-type="float" office:value="4577637000" calcext:value-type="float">
            <text:p>4577637000</text:p>
          </table:table-cell>
          <table:table-cell table:formula="of:=[.F35]" office:value-type="float" office:value="3051758" calcext:value-type="float">
            <text:p>3051758</text:p>
          </table:table-cell>
          <table:table-cell office:value-type="float" office:value="4620361612" calcext:value-type="float">
            <text:p>4620361612</text:p>
          </table:table-cell>
          <table:table-cell office:value-type="float" office:value="3051758" calcext:value-type="float">
            <text:p>3051758</text:p>
          </table:table-cell>
          <table:table-cell office:value-type="float" office:value="4577637000" calcext:value-type="float">
            <text:p>4577637000</text:p>
          </table:table-cell>
          <table:table-cell office:value-type="float" office:value="3051758" calcext:value-type="float">
            <text:p>3051758</text:p>
          </table:table-cell>
          <table:table-cell table:formula="of:=[.G35]-[.K35]" office:value-type="float" office:value="0" calcext:value-type="float">
            <text:p>0</text:p>
          </table:table-cell>
          <table:table-cell table:formula="of:=[.H35]-[.L35]" office:value-type="float" office:value="0" calcext:value-type="float">
            <text:p>0</text:p>
          </table:table-cell>
          <table:table-cell table:formula="of:=([.M35]/[.G35])*100" office:value-type="float" office:value="0" calcext:value-type="float">
            <text:p>0</text:p>
          </table:table-cell>
          <table:table-cell table:formula="of:=100*([.N35]/[.H35])" office:value-type="float" office:value="0" calcext:value-type="float">
            <text:p>0</text:p>
          </table:table-cell>
          <table:table-cell/>
          <table:table-cell table:formula="of:=[.O35]-[.P35]" office:value-type="float" office:value="0" calcext:value-type="float">
            <text:p>0</text:p>
          </table:table-cell>
          <table:table-cell table:formula="of:=[.H35]-[.J35]" office:value-type="float" office:value="0" calcext:value-type="float">
            <text:p>0</text:p>
          </table:table-cell>
          <table:table-cell table:formula="of:=([.I35] - ([.J35]*14))-[.G3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7]*100" office:value-type="float" office:value="7500" calcext:value-type="float">
            <text:p>7500</text:p>
          </table:table-cell>
          <table:table-cell table:formula="of:=[.B37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7]*(10^9)*[.E37]/8)/[.D37])" office:value-type="float" office:value="146484375" calcext:value-type="float">
            <text:p>146484375</text:p>
          </table:table-cell>
          <table:table-cell table:formula="of:=(MIN(MAX([.D37];64); 1518)- 18) *[.F37]" office:value-type="float" office:value="6738281250" calcext:value-type="float">
            <text:p>6738281250</text:p>
          </table:table-cell>
          <table:table-cell table:formula="of:=[.F37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6662587974" calcext:value-type="float">
            <text:p>6662587974</text:p>
          </table:table-cell>
          <table:table-cell office:value-type="float" office:value="144838869" calcext:value-type="float">
            <text:p>144838869</text:p>
          </table:table-cell>
          <table:table-cell table:formula="of:=[.G37]-[.K37]" office:value-type="float" office:value="75693276" calcext:value-type="float">
            <text:p>75693276</text:p>
          </table:table-cell>
          <table:table-cell table:formula="of:=[.H37]-[.L37]" office:value-type="float" office:value="1645506" calcext:value-type="float">
            <text:p>1645506</text:p>
          </table:table-cell>
          <table:table-cell table:formula="of:=([.M37]/[.G37])*100" office:value-type="float" office:value="1.123332096" calcext:value-type="float">
            <text:p>1.123332096</text:p>
          </table:table-cell>
          <table:table-cell table:formula="of:=100*([.N37]/[.H37])" office:value-type="float" office:value="1.123332096" calcext:value-type="float">
            <text:p>1.123332096</text:p>
          </table:table-cell>
          <table:table-cell/>
          <table:table-cell table:formula="of:=[.O37]-[.P37]" office:value-type="float" office:value="0" calcext:value-type="float">
            <text:p>0</text:p>
          </table:table-cell>
          <table:table-cell table:formula="of:=[.H37]-[.J37]" office:value-type="float" office:value="0" calcext:value-type="float">
            <text:p>0</text:p>
          </table:table-cell>
          <table:table-cell table:formula="of:=([.I37] - ([.J37]*14))-[.G3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8]*100" office:value-type="float" office:value="7500" calcext:value-type="float">
            <text:p>7500</text:p>
          </table:table-cell>
          <table:table-cell table:formula="of:=[.B38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8]*(10^9)*[.E38]/8)/[.D38])" office:value-type="float" office:value="73242188" calcext:value-type="float">
            <text:p>73242188</text:p>
          </table:table-cell>
          <table:table-cell table:formula="of:=(MIN(MAX([.D38];64); 1518)- 18) *[.F38]" office:value-type="float" office:value="8056640680" calcext:value-type="float">
            <text:p>8056640680</text:p>
          </table:table-cell>
          <table:table-cell table:formula="of:=[.F38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8053494020" calcext:value-type="float">
            <text:p>8053494020</text:p>
          </table:table-cell>
          <table:table-cell office:value-type="float" office:value="73213582" calcext:value-type="float">
            <text:p>73213582</text:p>
          </table:table-cell>
          <table:table-cell table:formula="of:=[.G38]-[.K38]" office:value-type="float" office:value="3146660" calcext:value-type="float">
            <text:p>3146660</text:p>
          </table:table-cell>
          <table:table-cell table:formula="of:=[.H38]-[.L38]" office:value-type="float" office:value="28606" calcext:value-type="float">
            <text:p>28606</text:p>
          </table:table-cell>
          <table:table-cell table:formula="of:=([.M38]/[.G38])*100" office:value-type="float" office:value="0.0390567250667061" calcext:value-type="float">
            <text:p>0.039056725066706</text:p>
          </table:table-cell>
          <table:table-cell table:formula="of:=100*([.N38]/[.H38])" office:value-type="float" office:value="0.0390567250667061" calcext:value-type="float">
            <text:p>0.039056725066706</text:p>
          </table:table-cell>
          <table:table-cell/>
          <table:table-cell table:formula="of:=[.O38]-[.P38]" office:value-type="float" office:value="0" calcext:value-type="float">
            <text:p>0</text:p>
          </table:table-cell>
          <table:table-cell table:formula="of:=[.H38]-[.J38]" office:value-type="float" office:value="0" calcext:value-type="float">
            <text:p>0</text:p>
          </table:table-cell>
          <table:table-cell table:formula="of:=([.I38] - ([.J38]*14))-[.G3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9]*100" office:value-type="float" office:value="7500" calcext:value-type="float">
            <text:p>7500</text:p>
          </table:table-cell>
          <table:table-cell table:formula="of:=[.B39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9]*(10^9)*[.E39]/8)/[.D39])" office:value-type="float" office:value="36621094" calcext:value-type="float">
            <text:p>36621094</text:p>
          </table:table-cell>
          <table:table-cell table:formula="of:=(MIN(MAX([.D39];64); 1518)- 18) *[.F39]" office:value-type="float" office:value="8715820372" calcext:value-type="float">
            <text:p>8715820372</text:p>
          </table:table-cell>
          <table:table-cell table:formula="of:=[.F39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8713632676" calcext:value-type="float">
            <text:p>8713632676</text:p>
          </table:table-cell>
          <table:table-cell office:value-type="float" office:value="36611902" calcext:value-type="float">
            <text:p>36611902</text:p>
          </table:table-cell>
          <table:table-cell table:formula="of:=[.G39]-[.K39]" office:value-type="float" office:value="2187696" calcext:value-type="float">
            <text:p>2187696</text:p>
          </table:table-cell>
          <table:table-cell table:formula="of:=[.H39]-[.L39]" office:value-type="float" office:value="9192" calcext:value-type="float">
            <text:p>9192</text:p>
          </table:table-cell>
          <table:table-cell table:formula="of:=([.M39]/[.G39])*100" office:value-type="float" office:value="0.0251002878286487" calcext:value-type="float">
            <text:p>0.025100287828649</text:p>
          </table:table-cell>
          <table:table-cell table:formula="of:=100*([.N39]/[.H39])" office:value-type="float" office:value="0.0251002878286487" calcext:value-type="float">
            <text:p>0.025100287828649</text:p>
          </table:table-cell>
          <table:table-cell/>
          <table:table-cell table:formula="of:=[.O39]-[.P39]" office:value-type="float" office:value="0" calcext:value-type="float">
            <text:p>0</text:p>
          </table:table-cell>
          <table:table-cell table:formula="of:=[.H39]-[.J39]" office:value-type="float" office:value="0" calcext:value-type="float">
            <text:p>0</text:p>
          </table:table-cell>
          <table:table-cell table:formula="of:=([.I39] - ([.J39]*14))-[.G3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0]*100" office:value-type="float" office:value="7500" calcext:value-type="float">
            <text:p>7500</text:p>
          </table:table-cell>
          <table:table-cell table:formula="of:=[.B40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0]*(10^9)*[.E40]/8)/[.D40])" office:value-type="float" office:value="18310547" calcext:value-type="float">
            <text:p>18310547</text:p>
          </table:table-cell>
          <table:table-cell table:formula="of:=(MIN(MAX([.D40];64); 1518)- 18) *[.F40]" office:value-type="float" office:value="9045410218" calcext:value-type="float">
            <text:p>9045410218</text:p>
          </table:table-cell>
          <table:table-cell table:formula="of:=[.F40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043932170" calcext:value-type="float">
            <text:p>9043932170</text:p>
          </table:table-cell>
          <table:table-cell office:value-type="float" office:value="18307555" calcext:value-type="float">
            <text:p>18307555</text:p>
          </table:table-cell>
          <table:table-cell table:formula="of:=[.G40]-[.K40]" office:value-type="float" office:value="1478048" calcext:value-type="float">
            <text:p>1478048</text:p>
          </table:table-cell>
          <table:table-cell table:formula="of:=[.H40]-[.L40]" office:value-type="float" office:value="2992" calcext:value-type="float">
            <text:p>2992</text:p>
          </table:table-cell>
          <table:table-cell table:formula="of:=([.M40]/[.G40])*100" office:value-type="float" office:value="0.0163403092217835" calcext:value-type="float">
            <text:p>0.016340309221784</text:p>
          </table:table-cell>
          <table:table-cell table:formula="of:=100*([.N40]/[.H40])" office:value-type="float" office:value="0.0163403092217835" calcext:value-type="float">
            <text:p>0.016340309221784</text:p>
          </table:table-cell>
          <table:table-cell/>
          <table:table-cell table:formula="of:=[.O40]-[.P40]" office:value-type="float" office:value="0" calcext:value-type="float">
            <text:p>0</text:p>
          </table:table-cell>
          <table:table-cell table:formula="of:=[.H40]-[.J40]" office:value-type="float" office:value="0" calcext:value-type="float">
            <text:p>0</text:p>
          </table:table-cell>
          <table:table-cell table:formula="of:=([.I40] - ([.J40]*14))-[.G4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1]*100" office:value-type="float" office:value="7500" calcext:value-type="float">
            <text:p>7500</text:p>
          </table:table-cell>
          <table:table-cell table:formula="of:=[.B41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1]*(10^9)*[.E41]/8)/[.D41])" office:value-type="float" office:value="9155274" calcext:value-type="float">
            <text:p>9155274</text:p>
          </table:table-cell>
          <table:table-cell table:formula="of:=(MIN(MAX([.D41];64); 1518)- 18) *[.F41]" office:value-type="float" office:value="9210205644" calcext:value-type="float">
            <text:p>9210205644</text:p>
          </table:table-cell>
          <table:table-cell table:formula="of:=[.F41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209430018" calcext:value-type="float">
            <text:p>9209430018</text:p>
          </table:table-cell>
          <table:table-cell office:value-type="float" office:value="9154503" calcext:value-type="float">
            <text:p>9154503</text:p>
          </table:table-cell>
          <table:table-cell table:formula="of:=[.G41]-[.K41]" office:value-type="float" office:value="775626" calcext:value-type="float">
            <text:p>775626</text:p>
          </table:table-cell>
          <table:table-cell table:formula="of:=[.H41]-[.L41]" office:value-type="float" office:value="771" calcext:value-type="float">
            <text:p>771</text:p>
          </table:table-cell>
          <table:table-cell table:formula="of:=([.M41]/[.G41])*100" office:value-type="float" office:value="0.00842137548259069" calcext:value-type="float">
            <text:p>0.008421375482591</text:p>
          </table:table-cell>
          <table:table-cell table:formula="of:=100*([.N41]/[.H41])" office:value-type="float" office:value="0.00842137548259069" calcext:value-type="float">
            <text:p>0.008421375482591</text:p>
          </table:table-cell>
          <table:table-cell/>
          <table:table-cell table:formula="of:=[.O41]-[.P41]" office:value-type="float" office:value="0" calcext:value-type="float">
            <text:p>0</text:p>
          </table:table-cell>
          <table:table-cell table:formula="of:=[.H41]-[.J41]" office:value-type="float" office:value="0" calcext:value-type="float">
            <text:p>0</text:p>
          </table:table-cell>
          <table:table-cell table:formula="of:=([.I41] - ([.J41]*14))-[.G4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2]*100" office:value-type="float" office:value="7500" calcext:value-type="float">
            <text:p>7500</text:p>
          </table:table-cell>
          <table:table-cell table:formula="of:=[.B42]/1000" office:value-type="float" office:value="7.5" calcext:value-type="float">
            <text:p>7.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2]*(10^9)*[.E42]/8)/[.D42])" office:value-type="float" office:value="4577637" calcext:value-type="float">
            <text:p>4577637</text:p>
          </table:table-cell>
          <table:table-cell table:formula="of:=(MIN(MAX([.D42];64); 1518)- 18) *[.F42]" office:value-type="float" office:value="6866455500" calcext:value-type="float">
            <text:p>6866455500</text:p>
          </table:table-cell>
          <table:table-cell table:formula="of:=[.F42]" office:value-type="float" office:value="4577637" calcext:value-type="float">
            <text:p>4577637</text:p>
          </table:table-cell>
          <table:table-cell office:value-type="float" office:value="6930542418" calcext:value-type="float">
            <text:p>6930542418</text:p>
          </table:table-cell>
          <table:table-cell office:value-type="float" office:value="4577637" calcext:value-type="float">
            <text:p>4577637</text:p>
          </table:table-cell>
          <table:table-cell office:value-type="float" office:value="6865780500" calcext:value-type="float">
            <text:p>6865780500</text:p>
          </table:table-cell>
          <table:table-cell office:value-type="float" office:value="4577187" calcext:value-type="float">
            <text:p>4577187</text:p>
          </table:table-cell>
          <table:table-cell table:formula="of:=[.G42]-[.K42]" office:value-type="float" office:value="675000" calcext:value-type="float">
            <text:p>675000</text:p>
          </table:table-cell>
          <table:table-cell table:formula="of:=[.H42]-[.L42]" office:value-type="float" office:value="450" calcext:value-type="float">
            <text:p>450</text:p>
          </table:table-cell>
          <table:table-cell table:formula="of:=([.M42]/[.G42])*100" office:value-type="float" office:value="0.00983039939602026" calcext:value-type="float">
            <text:p>0.00983039939602</text:p>
          </table:table-cell>
          <table:table-cell table:formula="of:=100*([.N42]/[.H42])" office:value-type="float" office:value="0.00983039939602026" calcext:value-type="float">
            <text:p>0.00983039939602</text:p>
          </table:table-cell>
          <table:table-cell/>
          <table:table-cell table:formula="of:=[.O42]-[.P42]" office:value-type="float" office:value="0" calcext:value-type="float">
            <text:p>0</text:p>
          </table:table-cell>
          <table:table-cell table:formula="of:=[.H42]-[.J42]" office:value-type="float" office:value="0" calcext:value-type="float">
            <text:p>0</text:p>
          </table:table-cell>
          <table:table-cell table:formula="of:=([.I42] - ([.J42]*14))-[.G4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4]*100" office:value-type="float" office:value="10000" calcext:value-type="float">
            <text:p>10000</text:p>
          </table:table-cell>
          <table:table-cell table:formula="of:=[.B44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4]*(10^9)*[.E44]/8)/[.D44])" office:value-type="float" office:value="195312500" calcext:value-type="float">
            <text:p>195312500</text:p>
          </table:table-cell>
          <table:table-cell table:formula="of:=(MIN(MAX([.D44];64); 1518)- 18) *[.F44]" office:value-type="float" office:value="8984375000" calcext:value-type="float">
            <text:p>8984375000</text:p>
          </table:table-cell>
          <table:table-cell table:formula="of:=[.F44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6899567922" calcext:value-type="float">
            <text:p>6899567922</text:p>
          </table:table-cell>
          <table:table-cell office:value-type="float" office:value="149990607" calcext:value-type="float">
            <text:p>149990607</text:p>
          </table:table-cell>
          <table:table-cell table:formula="of:=[.G44]-[.K44]" office:value-type="float" office:value="2084807078" calcext:value-type="float">
            <text:p>2084807078</text:p>
          </table:table-cell>
          <table:table-cell table:formula="of:=[.H44]-[.L44]" office:value-type="float" office:value="45321893" calcext:value-type="float">
            <text:p>45321893</text:p>
          </table:table-cell>
          <table:table-cell table:formula="of:=([.M44]/[.G44])*100" office:value-type="float" office:value="23.204809216" calcext:value-type="float">
            <text:p>23.204809216</text:p>
          </table:table-cell>
          <table:table-cell table:formula="of:=100*([.N44]/[.H44])" office:value-type="float" office:value="23.204809216" calcext:value-type="float">
            <text:p>23.204809216</text:p>
          </table:table-cell>
          <table:table-cell/>
          <table:table-cell table:formula="of:=[.O44]-[.P44]" office:value-type="float" office:value="0" calcext:value-type="float">
            <text:p>0</text:p>
          </table:table-cell>
          <table:table-cell table:formula="of:=[.H44]-[.J44]" office:value-type="float" office:value="0" calcext:value-type="float">
            <text:p>0</text:p>
          </table:table-cell>
          <table:table-cell table:formula="of:=([.I44] - ([.J44]*14))-[.G4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5]*100" office:value-type="float" office:value="10000" calcext:value-type="float">
            <text:p>10000</text:p>
          </table:table-cell>
          <table:table-cell table:formula="of:=[.B45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5]*(10^9)*[.E45]/8)/[.D45])" office:value-type="float" office:value="97656250" calcext:value-type="float">
            <text:p>97656250</text:p>
          </table:table-cell>
          <table:table-cell table:formula="of:=(MIN(MAX([.D45];64); 1518)- 18) *[.F45]" office:value-type="float" office:value="10742187500" calcext:value-type="float">
            <text:p>10742187500</text:p>
          </table:table-cell>
          <table:table-cell table:formula="of:=[.F45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34864360" calcext:value-type="float">
            <text:p>10734864360</text:p>
          </table:table-cell>
          <table:table-cell office:value-type="float" office:value="97589676" calcext:value-type="float">
            <text:p>97589676</text:p>
          </table:table-cell>
          <table:table-cell table:formula="of:=[.G45]-[.K45]" office:value-type="float" office:value="7323140" calcext:value-type="float">
            <text:p>7323140</text:p>
          </table:table-cell>
          <table:table-cell table:formula="of:=[.H45]-[.L45]" office:value-type="float" office:value="66574" calcext:value-type="float">
            <text:p>66574</text:p>
          </table:table-cell>
          <table:table-cell table:formula="of:=([.M45]/[.G45])*100" office:value-type="float" office:value="0.068171776" calcext:value-type="float">
            <text:p>0.068171776</text:p>
          </table:table-cell>
          <table:table-cell table:formula="of:=100*([.N45]/[.H45])" office:value-type="float" office:value="0.068171776" calcext:value-type="float">
            <text:p>0.068171776</text:p>
          </table:table-cell>
          <table:table-cell/>
          <table:table-cell table:formula="of:=[.O45]-[.P45]" office:value-type="float" office:value="0" calcext:value-type="float">
            <text:p>0</text:p>
          </table:table-cell>
          <table:table-cell table:formula="of:=[.H45]-[.J45]" office:value-type="float" office:value="0" calcext:value-type="float">
            <text:p>0</text:p>
          </table:table-cell>
          <table:table-cell table:formula="of:=([.I45] - ([.J45]*14))-[.G4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6]*100" office:value-type="float" office:value="10000" calcext:value-type="float">
            <text:p>10000</text:p>
          </table:table-cell>
          <table:table-cell table:formula="of:=[.B46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46]*(10^9)*[.E46]/8)/[.D46])" office:value-type="float" office:value="48828125" calcext:value-type="float">
            <text:p>48828125</text:p>
          </table:table-cell>
          <table:table-cell table:formula="of:=(MIN(MAX([.D46];64); 1518)- 18) *[.F46]" office:value-type="float" office:value="11621093750" calcext:value-type="float">
            <text:p>11621093750</text:p>
          </table:table-cell>
          <table:table-cell table:formula="of:=[.F46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0684390" calcext:value-type="float">
            <text:p>11620684390</text:p>
          </table:table-cell>
          <table:table-cell office:value-type="float" office:value="48826405" calcext:value-type="float">
            <text:p>48826405</text:p>
          </table:table-cell>
          <table:table-cell table:formula="of:=[.G46]-[.K46]" office:value-type="float" office:value="409360" calcext:value-type="float">
            <text:p>409360</text:p>
          </table:table-cell>
          <table:table-cell table:formula="of:=[.H46]-[.L46]" office:value-type="float" office:value="1720" calcext:value-type="float">
            <text:p>1720</text:p>
          </table:table-cell>
          <table:table-cell table:formula="of:=([.M46]/[.G46])*100" office:value-type="float" office:value="0.00352256" calcext:value-type="float">
            <text:p>0.00352256</text:p>
          </table:table-cell>
          <table:table-cell table:formula="of:=100*([.N46]/[.H46])" office:value-type="float" office:value="0.00352256" calcext:value-type="float">
            <text:p>0.00352256</text:p>
          </table:table-cell>
          <table:table-cell/>
          <table:table-cell table:formula="of:=[.O46]-[.P46]" office:value-type="float" office:value="0" calcext:value-type="float">
            <text:p>0</text:p>
          </table:table-cell>
          <table:table-cell table:formula="of:=[.H46]-[.J46]" office:value-type="float" office:value="0" calcext:value-type="float">
            <text:p>0</text:p>
          </table:table-cell>
          <table:table-cell table:formula="of:=([.I46] - ([.J46]*14))-[.G4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7]*100" office:value-type="float" office:value="10000" calcext:value-type="float">
            <text:p>10000</text:p>
          </table:table-cell>
          <table:table-cell table:formula="of:=[.B47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7]*(10^9)*[.E47]/8)/[.D47])" office:value-type="float" office:value="24414063" calcext:value-type="float">
            <text:p>24414063</text:p>
          </table:table-cell>
          <table:table-cell table:formula="of:=(MIN(MAX([.D47];64); 1518)- 18) *[.F47]" office:value-type="float" office:value="12060547122" calcext:value-type="float">
            <text:p>12060547122</text:p>
          </table:table-cell>
          <table:table-cell table:formula="of:=[.F47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58985588" calcext:value-type="float">
            <text:p>12058985588</text:p>
          </table:table-cell>
          <table:table-cell office:value-type="float" office:value="24410902" calcext:value-type="float">
            <text:p>24410902</text:p>
          </table:table-cell>
          <table:table-cell table:formula="of:=[.G47]-[.K47]" office:value-type="float" office:value="1561534" calcext:value-type="float">
            <text:p>1561534</text:p>
          </table:table-cell>
          <table:table-cell table:formula="of:=[.H47]-[.L47]" office:value-type="float" office:value="3161" calcext:value-type="float">
            <text:p>3161</text:p>
          </table:table-cell>
          <table:table-cell table:formula="of:=([.M47]/[.G47])*100" office:value-type="float" office:value="0.0129474557348361" calcext:value-type="float">
            <text:p>0.012947455734836</text:p>
          </table:table-cell>
          <table:table-cell table:formula="of:=100*([.N47]/[.H47])" office:value-type="float" office:value="0.0129474557348361" calcext:value-type="float">
            <text:p>0.012947455734836</text:p>
          </table:table-cell>
          <table:table-cell/>
          <table:table-cell table:formula="of:=[.O47]-[.P47]" office:value-type="float" office:value="0" calcext:value-type="float">
            <text:p>0</text:p>
          </table:table-cell>
          <table:table-cell table:formula="of:=[.H47]-[.J47]" office:value-type="float" office:value="0" calcext:value-type="float">
            <text:p>0</text:p>
          </table:table-cell>
          <table:table-cell table:formula="of:=([.I47] - ([.J47]*14))-[.G4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8]*100" office:value-type="float" office:value="10000" calcext:value-type="float">
            <text:p>10000</text:p>
          </table:table-cell>
          <table:table-cell table:formula="of:=[.B48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8]*(10^9)*[.E48]/8)/[.D48])" office:value-type="float" office:value="12207032" calcext:value-type="float">
            <text:p>12207032</text:p>
          </table:table-cell>
          <table:table-cell table:formula="of:=(MIN(MAX([.D48];64); 1518)- 18) *[.F48]" office:value-type="float" office:value="12280274192" calcext:value-type="float">
            <text:p>12280274192</text:p>
          </table:table-cell>
          <table:table-cell table:formula="of:=[.F48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79112262" calcext:value-type="float">
            <text:p>12279112262</text:p>
          </table:table-cell>
          <table:table-cell office:value-type="float" office:value="12205877" calcext:value-type="float">
            <text:p>12205877</text:p>
          </table:table-cell>
          <table:table-cell table:formula="of:=[.G48]-[.K48]" office:value-type="float" office:value="1161930" calcext:value-type="float">
            <text:p>1161930</text:p>
          </table:table-cell>
          <table:table-cell table:formula="of:=[.H48]-[.L48]" office:value-type="float" office:value="1155" calcext:value-type="float">
            <text:p>1155</text:p>
          </table:table-cell>
          <table:table-cell table:formula="of:=([.M48]/[.G48])*100" office:value-type="float" office:value="0.0094617594186695" calcext:value-type="float">
            <text:p>0.00946175941867</text:p>
          </table:table-cell>
          <table:table-cell table:formula="of:=100*([.N48]/[.H48])" office:value-type="float" office:value="0.0094617594186695" calcext:value-type="float">
            <text:p>0.00946175941867</text:p>
          </table:table-cell>
          <table:table-cell/>
          <table:table-cell table:formula="of:=[.O48]-[.P48]" office:value-type="float" office:value="0" calcext:value-type="float">
            <text:p>0</text:p>
          </table:table-cell>
          <table:table-cell table:formula="of:=[.H48]-[.J48]" office:value-type="float" office:value="0" calcext:value-type="float">
            <text:p>0</text:p>
          </table:table-cell>
          <table:table-cell table:formula="of:=([.I48] - ([.J48]*14))-[.G4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9]*100" office:value-type="float" office:value="10000" calcext:value-type="float">
            <text:p>10000</text:p>
          </table:table-cell>
          <table:table-cell table:formula="of:=[.B49]/1000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9]*(10^9)*[.E49]/8)/[.D49])" office:value-type="float" office:value="6103516" calcext:value-type="float">
            <text:p>6103516</text:p>
          </table:table-cell>
          <table:table-cell table:formula="of:=(MIN(MAX([.D49];64); 1518)- 18) *[.F49]" office:value-type="float" office:value="9155274000" calcext:value-type="float">
            <text:p>9155274000</text:p>
          </table:table-cell>
          <table:table-cell table:formula="of:=[.F49]" office:value-type="float" office:value="6103516" calcext:value-type="float">
            <text:p>6103516</text:p>
          </table:table-cell>
          <table:table-cell office:value-type="float" office:value="9240723224" calcext:value-type="float">
            <text:p>9240723224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9154399500" calcext:value-type="float">
            <text:p>9154399500</text:p>
          </table:table-cell>
          <table:table-cell office:value-type="float" office:value="6102933" calcext:value-type="float">
            <text:p>6102933</text:p>
          </table:table-cell>
          <table:table-cell table:formula="of:=[.G49]-[.K49]" office:value-type="float" office:value="874500" calcext:value-type="float">
            <text:p>874500</text:p>
          </table:table-cell>
          <table:table-cell table:formula="of:=[.H49]-[.L49]" office:value-type="float" office:value="583" calcext:value-type="float">
            <text:p>583</text:p>
          </table:table-cell>
          <table:table-cell table:formula="of:=([.M49]/[.G49])*100" office:value-type="float" office:value="0.00955187141313302" calcext:value-type="float">
            <text:p>0.009551871413133</text:p>
          </table:table-cell>
          <table:table-cell table:formula="of:=100*([.N49]/[.H49])" office:value-type="float" office:value="0.00955187141313302" calcext:value-type="float">
            <text:p>0.009551871413133</text:p>
          </table:table-cell>
          <table:table-cell/>
          <table:table-cell table:formula="of:=[.O49]-[.P49]" office:value-type="float" office:value="0" calcext:value-type="float">
            <text:p>0</text:p>
          </table:table-cell>
          <table:table-cell table:formula="of:=[.H49]-[.J49]" office:value-type="float" office:value="0" calcext:value-type="float">
            <text:p>0</text:p>
          </table:table-cell>
          <table:table-cell table:formula="of:=([.I49] - ([.J49]*14))-[.G49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UX KERNEL WITH RAW SOCK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]*100" office:value-type="float" office:value="100" calcext:value-type="float">
            <text:p>100</text:p>
          </table:table-cell>
          <table:table-cell table:formula="of:=[.B55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55]*(10^9)*[.E55]/8)/[.D55])" office:value-type="float" office:value="1953125" calcext:value-type="float">
            <text:p>1953125</text:p>
          </table:table-cell>
          <table:table-cell table:formula="of:=(MIN(MAX([.D55];64); 1518)- 18) *[.F55]" office:value-type="float" office:value="89843750" calcext:value-type="float">
            <text:p>89843750</text:p>
          </table:table-cell>
          <table:table-cell table:formula="of:=[.F55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935528" calcext:value-type="float">
            <text:p>89935528</text:p>
          </table:table-cell>
          <table:table-cell office:value-type="float" office:value="1953863" calcext:value-type="float">
            <text:p>1953863</text:p>
          </table:table-cell>
          <table:table-cell table:formula="of:=[.G55]-[.K55]" office:value-type="float" office:value="-91778" calcext:value-type="float">
            <text:p>-91778</text:p>
          </table:table-cell>
          <table:table-cell table:formula="of:=[.H55]-[.L55]" office:value-type="float" office:value="-738" calcext:value-type="float">
            <text:p>-738</text:p>
          </table:table-cell>
          <table:table-cell table:formula="of:=([.M55]/[.G55])*100" office:value-type="float" office:value="-0.102152904347826" calcext:value-type="float">
            <text:p>-0.102152904347826</text:p>
          </table:table-cell>
          <table:table-cell table:formula="of:=100*([.N55]/[.H55])" office:value-type="float" office:value="-0.0377856" calcext:value-type="float">
            <text:p>-0.0377856</text:p>
          </table:table-cell>
          <table:table-cell/>
          <table:table-cell table:formula="of:=[.O55]-[.P55]" office:value-type="float" office:value="-0.0643673043478261" calcext:value-type="float">
            <text:p>-0.064367304347826</text:p>
          </table:table-cell>
          <table:table-cell table:formula="of:=[.H55]-[.J55]" office:value-type="float" office:value="0" calcext:value-type="float">
            <text:p>0</text:p>
          </table:table-cell>
          <table:table-cell table:formula="of:=([.I55] - ([.J55]*14))-[.G5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*100" office:value-type="float" office:value="100" calcext:value-type="float">
            <text:p>100</text:p>
          </table:table-cell>
          <table:table-cell table:formula="of:=[.B56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6]*(10^9)*[.E56]/8)/[.D56])" office:value-type="float" office:value="976563" calcext:value-type="float">
            <text:p>976563</text:p>
          </table:table-cell>
          <table:table-cell table:formula="of:=(MIN(MAX([.D56];64); 1518)- 18) *[.F56]" office:value-type="float" office:value="107421930" calcext:value-type="float">
            <text:p>107421930</text:p>
          </table:table-cell>
          <table:table-cell table:formula="of:=[.F56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84753" calcext:value-type="float">
            <text:p>107484753</text:p>
          </table:table-cell>
          <table:table-cell office:value-type="float" office:value="977033" calcext:value-type="float">
            <text:p>977033</text:p>
          </table:table-cell>
          <table:table-cell table:formula="of:=[.G56]-[.K56]" office:value-type="float" office:value="-62823" calcext:value-type="float">
            <text:p>-62823</text:p>
          </table:table-cell>
          <table:table-cell table:formula="of:=[.H56]-[.L56]" office:value-type="float" office:value="-470" calcext:value-type="float">
            <text:p>-470</text:p>
          </table:table-cell>
          <table:table-cell table:formula="of:=([.M56]/[.G56])*100" office:value-type="float" office:value="-0.0584824718751562" calcext:value-type="float">
            <text:p>-0.058482471875156</text:p>
          </table:table-cell>
          <table:table-cell table:formula="of:=100*([.N56]/[.H56])" office:value-type="float" office:value="-0.0481279753584766" calcext:value-type="float">
            <text:p>-0.048127975358477</text:p>
          </table:table-cell>
          <table:table-cell/>
          <table:table-cell table:formula="of:=[.O56]-[.P56]" office:value-type="float" office:value="-0.0103544965166796" calcext:value-type="float">
            <text:p>-0.01035449651668</text:p>
          </table:table-cell>
          <table:table-cell table:formula="of:=[.H56]-[.J56]" office:value-type="float" office:value="0" calcext:value-type="float">
            <text:p>0</text:p>
          </table:table-cell>
          <table:table-cell table:formula="of:=([.I56] - ([.J56]*14))-[.G5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]*100" office:value-type="float" office:value="100" calcext:value-type="float">
            <text:p>100</text:p>
          </table:table-cell>
          <table:table-cell table:formula="of:=[.B57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7]*(10^9)*[.E57]/8)/[.D57])" office:value-type="float" office:value="488282" calcext:value-type="float">
            <text:p>488282</text:p>
          </table:table-cell>
          <table:table-cell table:formula="of:=(MIN(MAX([.D57];64); 1518)- 18) *[.F57]" office:value-type="float" office:value="116211116" calcext:value-type="float">
            <text:p>116211116</text:p>
          </table:table-cell>
          <table:table-cell table:formula="of:=[.F57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323336" calcext:value-type="float">
            <text:p>116323336</text:p>
          </table:table-cell>
          <table:table-cell office:value-type="float" office:value="488710" calcext:value-type="float">
            <text:p>488710</text:p>
          </table:table-cell>
          <table:table-cell table:formula="of:=[.G57]-[.K57]" office:value-type="float" office:value="-112220" calcext:value-type="float">
            <text:p>-112220</text:p>
          </table:table-cell>
          <table:table-cell table:formula="of:=[.H57]-[.L57]" office:value-type="float" office:value="-428" calcext:value-type="float">
            <text:p>-428</text:p>
          </table:table-cell>
          <table:table-cell table:formula="of:=([.M57]/[.G57])*100" office:value-type="float" office:value="-0.0965656331877925" calcext:value-type="float">
            <text:p>-0.096565633187793</text:p>
          </table:table-cell>
          <table:table-cell table:formula="of:=100*([.N57]/[.H57])" office:value-type="float" office:value="-0.0876542653630484" calcext:value-type="float">
            <text:p>-0.087654265363048</text:p>
          </table:table-cell>
          <table:table-cell/>
          <table:table-cell table:formula="of:=[.O57]-[.P57]" office:value-type="float" office:value="-0.00891136782474405" calcext:value-type="float">
            <text:p>-0.008911367824744</text:p>
          </table:table-cell>
          <table:table-cell table:formula="of:=[.H57]-[.J57]" office:value-type="float" office:value="0" calcext:value-type="float">
            <text:p>0</text:p>
          </table:table-cell>
          <table:table-cell table:formula="of:=([.I57] - ([.J57]*14))-[.G5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]*100" office:value-type="float" office:value="100" calcext:value-type="float">
            <text:p>100</text:p>
          </table:table-cell>
          <table:table-cell table:formula="of:=[.B58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58]*(10^9)*[.E58]/8)/[.D58])" office:value-type="float" office:value="244141" calcext:value-type="float">
            <text:p>244141</text:p>
          </table:table-cell>
          <table:table-cell table:formula="of:=(MIN(MAX([.D58];64); 1518)- 18) *[.F58]" office:value-type="float" office:value="120605654" calcext:value-type="float">
            <text:p>120605654</text:p>
          </table:table-cell>
          <table:table-cell table:formula="of:=[.F58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57290" calcext:value-type="float">
            <text:p>120657290</text:p>
          </table:table-cell>
          <table:table-cell office:value-type="float" office:value="244540" calcext:value-type="float">
            <text:p>244540</text:p>
          </table:table-cell>
          <table:table-cell table:formula="of:=[.G58]-[.K58]" office:value-type="float" office:value="-51636" calcext:value-type="float">
            <text:p>-51636</text:p>
          </table:table-cell>
          <table:table-cell table:formula="of:=[.H58]-[.L58]" office:value-type="float" office:value="-399" calcext:value-type="float">
            <text:p>-399</text:p>
          </table:table-cell>
          <table:table-cell table:formula="of:=([.M58]/[.G58])*100" office:value-type="float" office:value="-0.0428139131851978" calcext:value-type="float">
            <text:p>-0.042813913185198</text:p>
          </table:table-cell>
          <table:table-cell table:formula="of:=100*([.N58]/[.H58])" office:value-type="float" office:value="-0.163430148971291" calcext:value-type="float">
            <text:p>-0.163430148971291</text:p>
          </table:table-cell>
          <table:table-cell/>
          <table:table-cell table:formula="of:=[.O58]-[.P58]" office:value-type="float" office:value="0.120616235786093" calcext:value-type="float">
            <text:p>0.120616235786093</text:p>
          </table:table-cell>
          <table:table-cell table:formula="of:=[.H58]-[.J58]" office:value-type="float" office:value="0" calcext:value-type="float">
            <text:p>0</text:p>
          </table:table-cell>
          <table:table-cell table:formula="of:=([.I58] - ([.J58]*14))-[.G5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]*100" office:value-type="float" office:value="100" calcext:value-type="float">
            <text:p>100</text:p>
          </table:table-cell>
          <table:table-cell table:formula="of:=[.B59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59]*(10^9)*[.E59]/8)/[.D59])" office:value-type="float" office:value="122071" calcext:value-type="float">
            <text:p>122071</text:p>
          </table:table-cell>
          <table:table-cell table:formula="of:=(MIN(MAX([.D59];64); 1518)- 18) *[.F59]" office:value-type="float" office:value="122803426" calcext:value-type="float">
            <text:p>122803426</text:p>
          </table:table-cell>
          <table:table-cell table:formula="of:=[.F59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56010" calcext:value-type="float">
            <text:p>122856010</text:p>
          </table:table-cell>
          <table:table-cell office:value-type="float" office:value="122469" calcext:value-type="float">
            <text:p>122469</text:p>
          </table:table-cell>
          <table:table-cell table:formula="of:=[.G59]-[.K59]" office:value-type="float" office:value="-52584" calcext:value-type="float">
            <text:p>-52584</text:p>
          </table:table-cell>
          <table:table-cell table:formula="of:=[.H59]-[.L59]" office:value-type="float" office:value="-398" calcext:value-type="float">
            <text:p>-398</text:p>
          </table:table-cell>
          <table:table-cell table:formula="of:=([.M59]/[.G59])*100" office:value-type="float" office:value="-0.0428196522790822" calcext:value-type="float">
            <text:p>-0.042819652279082</text:p>
          </table:table-cell>
          <table:table-cell table:formula="of:=100*([.N59]/[.H59])" office:value-type="float" office:value="-0.326039763744051" calcext:value-type="float">
            <text:p>-0.326039763744051</text:p>
          </table:table-cell>
          <table:table-cell/>
          <table:table-cell table:formula="of:=[.O59]-[.P59]" office:value-type="float" office:value="0.283220111464968" calcext:value-type="float">
            <text:p>0.283220111464968</text:p>
          </table:table-cell>
          <table:table-cell table:formula="of:=[.H59]-[.J59]" office:value-type="float" office:value="0" calcext:value-type="float">
            <text:p>0</text:p>
          </table:table-cell>
          <table:table-cell table:formula="of:=([.I59] - ([.J59]*14))-[.G5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1]*100" office:value-type="float" office:value="1000" calcext:value-type="float">
            <text:p>1000</text:p>
          </table:table-cell>
          <table:table-cell table:formula="of:=[.B61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1]*(10^9)*[.E61]/8)/[.D61])" office:value-type="float" office:value="19531250" calcext:value-type="float">
            <text:p>19531250</text:p>
          </table:table-cell>
          <table:table-cell table:formula="of:=(MIN(MAX([.D61];64); 1518)- 18) *[.F61]" office:value-type="float" office:value="898437500" calcext:value-type="float">
            <text:p>898437500</text:p>
          </table:table-cell>
          <table:table-cell table:formula="of:=[.F61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65919670" calcext:value-type="float">
            <text:p>865919670</text:p>
          </table:table-cell>
          <table:table-cell office:value-type="float" office:value="18823442" calcext:value-type="float">
            <text:p>18823442</text:p>
          </table:table-cell>
          <table:table-cell table:formula="of:=[.G61]-[.K61]" office:value-type="float" office:value="32517830" calcext:value-type="float">
            <text:p>32517830</text:p>
          </table:table-cell>
          <table:table-cell table:formula="of:=[.H61]-[.L61]" office:value-type="float" office:value="707808" calcext:value-type="float">
            <text:p>707808</text:p>
          </table:table-cell>
          <table:table-cell table:formula="of:=([.M61]/[.G61])*100" office:value-type="float" office:value="3.61937586086956" calcext:value-type="float">
            <text:p>3.61937586086956</text:p>
          </table:table-cell>
          <table:table-cell table:formula="of:=100*([.N61]/[.H61])" office:value-type="float" office:value="3.62397696" calcext:value-type="float">
            <text:p>3.62397696</text:p>
          </table:table-cell>
          <table:table-cell/>
          <table:table-cell table:formula="of:=[.O61]-[.P61]" office:value-type="float" office:value="-0.00460109913043505" calcext:value-type="float">
            <text:p>-0.004601099130435</text:p>
          </table:table-cell>
          <table:table-cell table:formula="of:=[.H61]-[.J61]" office:value-type="float" office:value="0" calcext:value-type="float">
            <text:p>0</text:p>
          </table:table-cell>
          <table:table-cell table:formula="of:=([.I61] - ([.J61]*14))-[.G6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2]*100" office:value-type="float" office:value="1000" calcext:value-type="float">
            <text:p>1000</text:p>
          </table:table-cell>
          <table:table-cell table:formula="of:=[.B62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62]*(10^9)*[.E62]/8)/[.D62])" office:value-type="float" office:value="9765625" calcext:value-type="float">
            <text:p>9765625</text:p>
          </table:table-cell>
          <table:table-cell table:formula="of:=(MIN(MAX([.D62];64); 1518)- 18) *[.F62]" office:value-type="float" office:value="1074218750" calcext:value-type="float">
            <text:p>1074218750</text:p>
          </table:table-cell>
          <table:table-cell table:formula="of:=[.F62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58965956" calcext:value-type="float">
            <text:p>1058965956</text:p>
          </table:table-cell>
          <table:table-cell office:value-type="float" office:value="9626901" calcext:value-type="float">
            <text:p>9626901</text:p>
          </table:table-cell>
          <table:table-cell table:formula="of:=[.G62]-[.K62]" office:value-type="float" office:value="15252794" calcext:value-type="float">
            <text:p>15252794</text:p>
          </table:table-cell>
          <table:table-cell table:formula="of:=[.H62]-[.L62]" office:value-type="float" office:value="138724" calcext:value-type="float">
            <text:p>138724</text:p>
          </table:table-cell>
          <table:table-cell table:formula="of:=([.M62]/[.G62])*100" office:value-type="float" office:value="1.41989645963636" calcext:value-type="float">
            <text:p>1.41989645963636</text:p>
          </table:table-cell>
          <table:table-cell table:formula="of:=100*([.N62]/[.H62])" office:value-type="float" office:value="1.42053376" calcext:value-type="float">
            <text:p>1.42053376</text:p>
          </table:table-cell>
          <table:table-cell/>
          <table:table-cell table:formula="of:=[.O62]-[.P62]" office:value-type="float" office:value="-0.000637300363636184" calcext:value-type="float">
            <text:p>-0.000637300363636</text:p>
          </table:table-cell>
          <table:table-cell table:formula="of:=[.H62]-[.J62]" office:value-type="float" office:value="0" calcext:value-type="float">
            <text:p>0</text:p>
          </table:table-cell>
          <table:table-cell table:formula="of:=([.I62] - ([.J62]*14))-[.G6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3]*100" office:value-type="float" office:value="1000" calcext:value-type="float">
            <text:p>1000</text:p>
          </table:table-cell>
          <table:table-cell table:formula="of:=[.B63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3]*(10^9)*[.E63]/8)/[.D63])" office:value-type="float" office:value="4882813" calcext:value-type="float">
            <text:p>4882813</text:p>
          </table:table-cell>
          <table:table-cell table:formula="of:=(MIN(MAX([.D63];64); 1518)- 18) *[.F63]" office:value-type="float" office:value="1162109494" calcext:value-type="float">
            <text:p>1162109494</text:p>
          </table:table-cell>
          <table:table-cell table:formula="of:=[.F63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27749922" calcext:value-type="float">
            <text:p>1127749922</text:p>
          </table:table-cell>
          <table:table-cell office:value-type="float" office:value="4738469" calcext:value-type="float">
            <text:p>4738469</text:p>
          </table:table-cell>
          <table:table-cell table:formula="of:=[.G63]-[.K63]" office:value-type="float" office:value="34359572" calcext:value-type="float">
            <text:p>34359572</text:p>
          </table:table-cell>
          <table:table-cell table:formula="of:=[.H63]-[.L63]" office:value-type="float" office:value="144344" calcext:value-type="float">
            <text:p>144344</text:p>
          </table:table-cell>
          <table:table-cell table:formula="of:=([.M63]/[.G63])*100" office:value-type="float" office:value="2.95665530463345" calcext:value-type="float">
            <text:p>2.95665530463345</text:p>
          </table:table-cell>
          <table:table-cell table:formula="of:=100*([.N63]/[.H63])" office:value-type="float" office:value="2.95616481728872" calcext:value-type="float">
            <text:p>2.95616481728872</text:p>
          </table:table-cell>
          <table:table-cell/>
          <table:table-cell table:formula="of:=[.O63]-[.P63]" office:value-type="float" office:value="0.000490487344731783" calcext:value-type="float">
            <text:p>0.000490487344732</text:p>
          </table:table-cell>
          <table:table-cell table:formula="of:=[.H63]-[.J63]" office:value-type="float" office:value="0" calcext:value-type="float">
            <text:p>0</text:p>
          </table:table-cell>
          <table:table-cell table:formula="of:=([.I63] - ([.J63]*14))-[.G6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4]*100" office:value-type="float" office:value="1000" calcext:value-type="float">
            <text:p>1000</text:p>
          </table:table-cell>
          <table:table-cell table:formula="of:=[.B64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4]*(10^9)*[.E64]/8)/[.D64])" office:value-type="float" office:value="2441407" calcext:value-type="float">
            <text:p>2441407</text:p>
          </table:table-cell>
          <table:table-cell table:formula="of:=(MIN(MAX([.D64];64); 1518)- 18) *[.F64]" office:value-type="float" office:value="1206055058" calcext:value-type="float">
            <text:p>1206055058</text:p>
          </table:table-cell>
          <table:table-cell table:formula="of:=[.F64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5468022" calcext:value-type="float">
            <text:p>1205468022</text:p>
          </table:table-cell>
          <table:table-cell office:value-type="float" office:value="2440606" calcext:value-type="float">
            <text:p>2440606</text:p>
          </table:table-cell>
          <table:table-cell table:formula="of:=[.G64]-[.K64]" office:value-type="float" office:value="587036" calcext:value-type="float">
            <text:p>587036</text:p>
          </table:table-cell>
          <table:table-cell table:formula="of:=[.H64]-[.L64]" office:value-type="float" office:value="801" calcext:value-type="float">
            <text:p>801</text:p>
          </table:table-cell>
          <table:table-cell table:formula="of:=([.M64]/[.G64])*100" office:value-type="float" office:value="0.048674063104008" calcext:value-type="float">
            <text:p>0.048674063104008</text:p>
          </table:table-cell>
          <table:table-cell table:formula="of:=100*([.N64]/[.H64])" office:value-type="float" office:value="0.0328089499210906" calcext:value-type="float">
            <text:p>0.032808949921091</text:p>
          </table:table-cell>
          <table:table-cell/>
          <table:table-cell table:formula="of:=[.O64]-[.P64]" office:value-type="float" office:value="0.0158651131829174" calcext:value-type="float">
            <text:p>0.015865113182917</text:p>
          </table:table-cell>
          <table:table-cell table:formula="of:=[.H64]-[.J64]" office:value-type="float" office:value="0" calcext:value-type="float">
            <text:p>0</text:p>
          </table:table-cell>
          <table:table-cell table:formula="of:=([.I64] - ([.J64]*14))-[.G6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5]*100" office:value-type="float" office:value="1000" calcext:value-type="float">
            <text:p>1000</text:p>
          </table:table-cell>
          <table:table-cell table:formula="of:=[.B65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65]*(10^9)*[.E65]/8)/[.D65])" office:value-type="float" office:value="1220704" calcext:value-type="float">
            <text:p>1220704</text:p>
          </table:table-cell>
          <table:table-cell table:formula="of:=(MIN(MAX([.D65];64); 1518)- 18) *[.F65]" office:value-type="float" office:value="1228028224" calcext:value-type="float">
            <text:p>1228028224</text:p>
          </table:table-cell>
          <table:table-cell table:formula="of:=[.F65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6221844" calcext:value-type="float">
            <text:p>1226221844</text:p>
          </table:table-cell>
          <table:table-cell office:value-type="float" office:value="1219294" calcext:value-type="float">
            <text:p>1219294</text:p>
          </table:table-cell>
          <table:table-cell table:formula="of:=[.G65]-[.K65]" office:value-type="float" office:value="1806380" calcext:value-type="float">
            <text:p>1806380</text:p>
          </table:table-cell>
          <table:table-cell table:formula="of:=[.H65]-[.L65]" office:value-type="float" office:value="1410" calcext:value-type="float">
            <text:p>1410</text:p>
          </table:table-cell>
          <table:table-cell table:formula="of:=([.M65]/[.G65])*100" office:value-type="float" office:value="0.147095967722644" calcext:value-type="float">
            <text:p>0.147095967722644</text:p>
          </table:table-cell>
          <table:table-cell table:formula="of:=100*([.N65]/[.H65])" office:value-type="float" office:value="0.115507117204498" calcext:value-type="float">
            <text:p>0.115507117204498</text:p>
          </table:table-cell>
          <table:table-cell/>
          <table:table-cell table:formula="of:=[.O65]-[.P65]" office:value-type="float" office:value="0.0315888505181457" calcext:value-type="float">
            <text:p>0.031588850518146</text:p>
          </table:table-cell>
          <table:table-cell table:formula="of:=[.H65]-[.J65]" office:value-type="float" office:value="0" calcext:value-type="float">
            <text:p>0</text:p>
          </table:table-cell>
          <table:table-cell table:formula="of:=([.I65] - ([.J65]*14))-[.G6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7]*100" office:value-type="float" office:value="5000" calcext:value-type="float">
            <text:p>5000</text:p>
          </table:table-cell>
          <table:table-cell table:formula="of:=[.B67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7]*(10^9)*[.E67]/8)/[.D67])" office:value-type="float" office:value="97656250" calcext:value-type="float">
            <text:p>97656250</text:p>
          </table:table-cell>
          <table:table-cell table:formula="of:=(MIN(MAX([.D67];64); 1518)- 18) *[.F67]" office:value-type="float" office:value="4492187500" calcext:value-type="float">
            <text:p>4492187500</text:p>
          </table:table-cell>
          <table:table-cell table:formula="of:=[.F67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840778370" calcext:value-type="float">
            <text:p>840778370</text:p>
          </table:table-cell>
          <table:table-cell office:value-type="float" office:value="18277192" calcext:value-type="float">
            <text:p>18277192</text:p>
          </table:table-cell>
          <table:table-cell table:formula="of:=[.G67]-[.K67]" office:value-type="float" office:value="3651409130" calcext:value-type="float">
            <text:p>3651409130</text:p>
          </table:table-cell>
          <table:table-cell table:formula="of:=[.H67]-[.L67]" office:value-type="float" office:value="79379058" calcext:value-type="float">
            <text:p>79379058</text:p>
          </table:table-cell>
          <table:table-cell table:formula="of:=([.M67]/[.G67])*100" office:value-type="float" office:value="81.2835423721739" calcext:value-type="float">
            <text:p>81.2835423721739</text:p>
          </table:table-cell>
          <table:table-cell table:formula="of:=100*([.N67]/[.H67])" office:value-type="float" office:value="81.284155392" calcext:value-type="float">
            <text:p>81.284155392</text:p>
          </table:table-cell>
          <table:table-cell/>
          <table:table-cell table:formula="of:=[.O67]-[.P67]" office:value-type="float" office:value="-0.000613019826090522" calcext:value-type="float">
            <text:p>-0.000613019826091</text:p>
          </table:table-cell>
          <table:table-cell table:formula="of:=[.H67]-[.J67]" office:value-type="float" office:value="0" calcext:value-type="float">
            <text:p>0</text:p>
          </table:table-cell>
          <table:table-cell table:formula="of:=([.I67] - ([.J67]*14))-[.G6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8]*100" office:value-type="float" office:value="5000" calcext:value-type="float">
            <text:p>5000</text:p>
          </table:table-cell>
          <table:table-cell table:formula="of:=[.B68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68]*(10^9)*[.E68]/8)/[.D68])" office:value-type="float" office:value="48828125" calcext:value-type="float">
            <text:p>48828125</text:p>
          </table:table-cell>
          <table:table-cell table:formula="of:=(MIN(MAX([.D68];64); 1518)- 18) *[.F68]" office:value-type="float" office:value="5371093750" calcext:value-type="float">
            <text:p>5371093750</text:p>
          </table:table-cell>
          <table:table-cell table:formula="of:=[.F68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765472954" calcext:value-type="float">
            <text:p>1765472954</text:p>
          </table:table-cell>
          <table:table-cell office:value-type="float" office:value="16049716" calcext:value-type="float">
            <text:p>16049716</text:p>
          </table:table-cell>
          <table:table-cell table:formula="of:=[.G68]-[.K68]" office:value-type="float" office:value="3605620796" calcext:value-type="float">
            <text:p>3605620796</text:p>
          </table:table-cell>
          <table:table-cell table:formula="of:=[.H68]-[.L68]" office:value-type="float" office:value="32778409" calcext:value-type="float">
            <text:p>32778409</text:p>
          </table:table-cell>
          <table:table-cell table:formula="of:=([.M68]/[.G68])*100" office:value-type="float" office:value="67.1301035473455" calcext:value-type="float">
            <text:p>67.1301035473455</text:p>
          </table:table-cell>
          <table:table-cell table:formula="of:=100*([.N68]/[.H68])" office:value-type="float" office:value="67.130181632" calcext:value-type="float">
            <text:p>67.130181632</text:p>
          </table:table-cell>
          <table:table-cell/>
          <table:table-cell table:formula="of:=[.O68]-[.P68]" office:value-type="float" office:value="-0.0000780846545467284" calcext:value-type="float">
            <text:p>-7.80846545467284E-05</text:p>
          </table:table-cell>
          <table:table-cell table:formula="of:=[.H68]-[.J68]" office:value-type="float" office:value="0" calcext:value-type="float">
            <text:p>0</text:p>
          </table:table-cell>
          <table:table-cell table:formula="of:=([.I68] - ([.J68]*14))-[.G6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*100" office:value-type="float" office:value="5000" calcext:value-type="float">
            <text:p>5000</text:p>
          </table:table-cell>
          <table:table-cell table:formula="of:=[.B69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9]*(10^9)*[.E69]/8)/[.D69])" office:value-type="float" office:value="24414063" calcext:value-type="float">
            <text:p>24414063</text:p>
          </table:table-cell>
          <table:table-cell table:formula="of:=(MIN(MAX([.D69];64); 1518)- 18) *[.F69]" office:value-type="float" office:value="5810546994" calcext:value-type="float">
            <text:p>5810546994</text:p>
          </table:table-cell>
          <table:table-cell table:formula="of:=[.F69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3613561182" calcext:value-type="float">
            <text:p>3613561182</text:p>
          </table:table-cell>
          <table:table-cell office:value-type="float" office:value="15183211" calcext:value-type="float">
            <text:p>15183211</text:p>
          </table:table-cell>
          <table:table-cell table:formula="of:=[.G69]-[.K69]" office:value-type="float" office:value="2196985812" calcext:value-type="float">
            <text:p>2196985812</text:p>
          </table:table-cell>
          <table:table-cell table:formula="of:=[.H69]-[.L69]" office:value-type="float" office:value="9230852" calcext:value-type="float">
            <text:p>9230852</text:p>
          </table:table-cell>
          <table:table-cell table:formula="of:=([.M69]/[.G69])*100" office:value-type="float" office:value="37.8103096708213" calcext:value-type="float">
            <text:p>37.8103096708213</text:p>
          </table:table-cell>
          <table:table-cell table:formula="of:=100*([.N69]/[.H69])" office:value-type="float" office:value="37.80956901766" calcext:value-type="float">
            <text:p>37.80956901766</text:p>
          </table:table-cell>
          <table:table-cell/>
          <table:table-cell table:formula="of:=[.O69]-[.P69]" office:value-type="float" office:value="0.000740653161301452" calcext:value-type="float">
            <text:p>0.000740653161301</text:p>
          </table:table-cell>
          <table:table-cell table:formula="of:=[.H69]-[.J69]" office:value-type="float" office:value="0" calcext:value-type="float">
            <text:p>0</text:p>
          </table:table-cell>
          <table:table-cell table:formula="of:=([.I69] - ([.J69]*14))-[.G6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0]*100" office:value-type="float" office:value="5000" calcext:value-type="float">
            <text:p>5000</text:p>
          </table:table-cell>
          <table:table-cell table:formula="of:=[.B70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0]*(10^9)*[.E70]/8)/[.D70])" office:value-type="float" office:value="12207032" calcext:value-type="float">
            <text:p>12207032</text:p>
          </table:table-cell>
          <table:table-cell table:formula="of:=(MIN(MAX([.D70];64); 1518)- 18) *[.F70]" office:value-type="float" office:value="6030273808" calcext:value-type="float">
            <text:p>6030273808</text:p>
          </table:table-cell>
          <table:table-cell table:formula="of:=[.F70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4689265586" calcext:value-type="float">
            <text:p>4689265586</text:p>
          </table:table-cell>
          <table:table-cell office:value-type="float" office:value="9492761" calcext:value-type="float">
            <text:p>9492761</text:p>
          </table:table-cell>
          <table:table-cell table:formula="of:=[.G70]-[.K70]" office:value-type="float" office:value="1341008222" calcext:value-type="float">
            <text:p>1341008222</text:p>
          </table:table-cell>
          <table:table-cell table:formula="of:=[.H70]-[.L70]" office:value-type="float" office:value="2714271" calcext:value-type="float">
            <text:p>2714271</text:p>
          </table:table-cell>
          <table:table-cell table:formula="of:=([.M70]/[.G70])*100" office:value-type="float" office:value="22.2379325499443" calcext:value-type="float">
            <text:p>22.2379325499443</text:p>
          </table:table-cell>
          <table:table-cell table:formula="of:=100*([.N70]/[.H70])" office:value-type="float" office:value="22.2353066658628" calcext:value-type="float">
            <text:p>22.2353066658628</text:p>
          </table:table-cell>
          <table:table-cell/>
          <table:table-cell table:formula="of:=[.O70]-[.P70]" office:value-type="float" office:value="0.00262588408158138" calcext:value-type="float">
            <text:p>0.002625884081581</text:p>
          </table:table-cell>
          <table:table-cell table:formula="of:=[.H70]-[.J70]" office:value-type="float" office:value="0" calcext:value-type="float">
            <text:p>0</text:p>
          </table:table-cell>
          <table:table-cell table:formula="of:=([.I70] - ([.J70]*14))-[.G7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1]*100" office:value-type="float" office:value="5000" calcext:value-type="float">
            <text:p>5000</text:p>
          </table:table-cell>
          <table:table-cell table:formula="of:=[.B71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1]*(10^9)*[.E71]/8)/[.D71])" office:value-type="float" office:value="6103516" calcext:value-type="float">
            <text:p>6103516</text:p>
          </table:table-cell>
          <table:table-cell table:formula="of:=(MIN(MAX([.D71];64); 1518)- 18) *[.F71]" office:value-type="float" office:value="6140137096" calcext:value-type="float">
            <text:p>6140137096</text:p>
          </table:table-cell>
          <table:table-cell table:formula="of:=[.F71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7318688" calcext:value-type="float">
            <text:p>6137318688</text:p>
          </table:table-cell>
          <table:table-cell office:value-type="float" office:value="6101120" calcext:value-type="float">
            <text:p>6101120</text:p>
          </table:table-cell>
          <table:table-cell table:formula="of:=[.G71]-[.K71]" office:value-type="float" office:value="2818408" calcext:value-type="float">
            <text:p>2818408</text:p>
          </table:table-cell>
          <table:table-cell table:formula="of:=[.H71]-[.L71]" office:value-type="float" office:value="2396" calcext:value-type="float">
            <text:p>2396</text:p>
          </table:table-cell>
          <table:table-cell table:formula="of:=([.M71]/[.G71])*100" office:value-type="float" office:value="0.0459013855217672" calcext:value-type="float">
            <text:p>0.045901385521767</text:p>
          </table:table-cell>
          <table:table-cell table:formula="of:=100*([.N71]/[.H71])" office:value-type="float" office:value="0.0392560615881076" calcext:value-type="float">
            <text:p>0.039256061588108</text:p>
          </table:table-cell>
          <table:table-cell/>
          <table:table-cell table:formula="of:=[.O71]-[.P71]" office:value-type="float" office:value="0.0066453239336596" calcext:value-type="float">
            <text:p>0.00664532393366</text:p>
          </table:table-cell>
          <table:table-cell table:formula="of:=[.H71]-[.J71]" office:value-type="float" office:value="0" calcext:value-type="float">
            <text:p>0</text:p>
          </table:table-cell>
          <table:table-cell table:formula="of:=([.I71] - ([.J71]*14))-[.G7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]*100" office:value-type="float" office:value="7500" calcext:value-type="float">
            <text:p>7500</text:p>
          </table:table-cell>
          <table:table-cell table:formula="of:=[.B73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73]*(10^9)*[.E73]/8)/[.D73])" office:value-type="float" office:value="146484375" calcext:value-type="float">
            <text:p>146484375</text:p>
          </table:table-cell>
          <table:table-cell table:formula="of:=(MIN(MAX([.D73];64); 1518)- 18) *[.F73]" office:value-type="float" office:value="6738281250" calcext:value-type="float">
            <text:p>6738281250</text:p>
          </table:table-cell>
          <table:table-cell table:formula="of:=[.F73]" office:value-type="float" office:value="146484375" calcext:value-type="float">
            <text:p>146484375</text:p>
          </table:table-cell>
          <table:table-cell office:value-type="string" calcext:value-type="string">
            <text:p>#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822769726" calcext:value-type="float">
            <text:p>822769726</text:p>
          </table:table-cell>
          <table:table-cell office:value-type="float" office:value="17885640" calcext:value-type="float">
            <text:p>17885640</text:p>
          </table:table-cell>
          <table:table-cell table:formula="of:=[.G73]-[.K73]" office:value-type="float" office:value="5915511524" calcext:value-type="float">
            <text:p>5915511524</text:p>
          </table:table-cell>
          <table:table-cell table:formula="of:=[.H73]-[.L73]" office:value-type="float" office:value="128598735" calcext:value-type="float">
            <text:p>128598735</text:p>
          </table:table-cell>
          <table:table-cell table:formula="of:=([.M73]/[.G73])*100" office:value-type="float" office:value="87.7896202982029" calcext:value-type="float">
            <text:p>87.7896202982029</text:p>
          </table:table-cell>
          <table:table-cell table:formula="of:=100*([.N73]/[.H73])" office:value-type="float" office:value="87.79006976" calcext:value-type="float">
            <text:p>87.79006976</text:p>
          </table:table-cell>
          <table:table-cell/>
          <table:table-cell table:formula="of:=[.O73]-[.P73]" office:value-type="float" office:value="-0.000449461797103368" calcext:value-type="float">
            <text:p>-0.000449461797103</text:p>
          </table:table-cell>
          <table:table-cell table:formula="of:=[.H73]-[.J73]" office:value-type="float" office:value="0" calcext:value-type="float">
            <text:p>0</text:p>
          </table:table-cell>
          <table:table-cell table:formula="of:=([.I73] - ([.J73]*14))-[.G7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]*100" office:value-type="float" office:value="7500" calcext:value-type="float">
            <text:p>7500</text:p>
          </table:table-cell>
          <table:table-cell table:formula="of:=[.B74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74]*(10^9)*[.E74]/8)/[.D74])" office:value-type="float" office:value="73242188" calcext:value-type="float">
            <text:p>73242188</text:p>
          </table:table-cell>
          <table:table-cell table:formula="of:=(MIN(MAX([.D74];64); 1518)- 18) *[.F74]" office:value-type="float" office:value="8056640680" calcext:value-type="float">
            <text:p>8056640680</text:p>
          </table:table-cell>
          <table:table-cell table:formula="of:=[.F74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1724281942" calcext:value-type="float">
            <text:p>1724281942</text:p>
          </table:table-cell>
          <table:table-cell office:value-type="float" office:value="15675233" calcext:value-type="float">
            <text:p>15675233</text:p>
          </table:table-cell>
          <table:table-cell table:formula="of:=[.G74]-[.K74]" office:value-type="float" office:value="6332358738" calcext:value-type="float">
            <text:p>6332358738</text:p>
          </table:table-cell>
          <table:table-cell table:formula="of:=[.H74]-[.L74]" office:value-type="float" office:value="57566955" calcext:value-type="float">
            <text:p>57566955</text:p>
          </table:table-cell>
          <table:table-cell table:formula="of:=([.M74]/[.G74])*100" office:value-type="float" office:value="78.5980036781285" calcext:value-type="float">
            <text:p>78.5980036781285</text:p>
          </table:table-cell>
          <table:table-cell table:formula="of:=100*([.N74]/[.H74])" office:value-type="float" office:value="78.5980820234371" calcext:value-type="float">
            <text:p>78.5980820234371</text:p>
          </table:table-cell>
          <table:table-cell/>
          <table:table-cell table:formula="of:=[.O74]-[.P74]" office:value-type="float" office:value="-0.0000783453085517749" calcext:value-type="float">
            <text:p>-7.83453085517749E-05</text:p>
          </table:table-cell>
          <table:table-cell table:formula="of:=[.H74]-[.J74]" office:value-type="float" office:value="0" calcext:value-type="float">
            <text:p>0</text:p>
          </table:table-cell>
          <table:table-cell table:formula="of:=([.I74] - ([.J74]*14))-[.G7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5]*100" office:value-type="float" office:value="7500" calcext:value-type="float">
            <text:p>7500</text:p>
          </table:table-cell>
          <table:table-cell table:formula="of:=[.B75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75]*(10^9)*[.E75]/8)/[.D75])" office:value-type="float" office:value="36621094" calcext:value-type="float">
            <text:p>36621094</text:p>
          </table:table-cell>
          <table:table-cell table:formula="of:=(MIN(MAX([.D75];64); 1518)- 18) *[.F75]" office:value-type="float" office:value="8715820372" calcext:value-type="float">
            <text:p>8715820372</text:p>
          </table:table-cell>
          <table:table-cell table:formula="of:=[.F75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3505232628" calcext:value-type="float">
            <text:p>3505232628</text:p>
          </table:table-cell>
          <table:table-cell office:value-type="float" office:value="14728000" calcext:value-type="float">
            <text:p>14728000</text:p>
          </table:table-cell>
          <table:table-cell table:formula="of:=[.G75]-[.K75]" office:value-type="float" office:value="5210587744" calcext:value-type="float">
            <text:p>5210587744</text:p>
          </table:table-cell>
          <table:table-cell table:formula="of:=[.H75]-[.L75]" office:value-type="float" office:value="21893094" calcext:value-type="float">
            <text:p>21893094</text:p>
          </table:table-cell>
          <table:table-cell table:formula="of:=([.M75]/[.G75])*100" office:value-type="float" office:value="59.7831015510516" calcext:value-type="float">
            <text:p>59.7831015510516</text:p>
          </table:table-cell>
          <table:table-cell table:formula="of:=100*([.N75]/[.H75])" office:value-type="float" office:value="59.7827416078832" calcext:value-type="float">
            <text:p>59.7827416078832</text:p>
          </table:table-cell>
          <table:table-cell/>
          <table:table-cell table:formula="of:=[.O75]-[.P75]" office:value-type="float" office:value="0.000359943168412258" calcext:value-type="float">
            <text:p>0.000359943168412</text:p>
          </table:table-cell>
          <table:table-cell table:formula="of:=[.H75]-[.J75]" office:value-type="float" office:value="0" calcext:value-type="float">
            <text:p>0</text:p>
          </table:table-cell>
          <table:table-cell table:formula="of:=([.I75] - ([.J75]*14))-[.G7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100" office:value-type="float" office:value="7500" calcext:value-type="float">
            <text:p>7500</text:p>
          </table:table-cell>
          <table:table-cell table:formula="of:=[.B76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6]*(10^9)*[.E76]/8)/[.D76])" office:value-type="float" office:value="18310547" calcext:value-type="float">
            <text:p>18310547</text:p>
          </table:table-cell>
          <table:table-cell table:formula="of:=(MIN(MAX([.D76];64); 1518)- 18) *[.F76]" office:value-type="float" office:value="9045410218" calcext:value-type="float">
            <text:p>9045410218</text:p>
          </table:table-cell>
          <table:table-cell table:formula="of:=[.F76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6432777840" calcext:value-type="float">
            <text:p>6432777840</text:p>
          </table:table-cell>
          <table:table-cell office:value-type="float" office:value="13022135" calcext:value-type="float">
            <text:p>13022135</text:p>
          </table:table-cell>
          <table:table-cell table:formula="of:=[.G76]-[.K76]" office:value-type="float" office:value="2612632378" calcext:value-type="float">
            <text:p>2612632378</text:p>
          </table:table-cell>
          <table:table-cell table:formula="of:=[.H76]-[.L76]" office:value-type="float" office:value="5288412" calcext:value-type="float">
            <text:p>5288412</text:p>
          </table:table-cell>
          <table:table-cell table:formula="of:=([.M76]/[.G76])*100" office:value-type="float" office:value="28.8835145674319" calcext:value-type="float">
            <text:p>28.8835145674319</text:p>
          </table:table-cell>
          <table:table-cell table:formula="of:=100*([.N76]/[.H76])" office:value-type="float" office:value="28.8817805388337" calcext:value-type="float">
            <text:p>28.8817805388337</text:p>
          </table:table-cell>
          <table:table-cell/>
          <table:table-cell table:formula="of:=[.O76]-[.P76]" office:value-type="float" office:value="0.00173402859815042" calcext:value-type="float">
            <text:p>0.00173402859815</text:p>
          </table:table-cell>
          <table:table-cell table:formula="of:=[.H76]-[.J76]" office:value-type="float" office:value="0" calcext:value-type="float">
            <text:p>0</text:p>
          </table:table-cell>
          <table:table-cell table:formula="of:=([.I76] - ([.J76]*14))-[.G7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100" office:value-type="float" office:value="7500" calcext:value-type="float">
            <text:p>7500</text:p>
          </table:table-cell>
          <table:table-cell table:formula="of:=[.B77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7]*(10^9)*[.E77]/8)/[.D77])" office:value-type="float" office:value="9155274" calcext:value-type="float">
            <text:p>9155274</text:p>
          </table:table-cell>
          <table:table-cell table:formula="of:=(MIN(MAX([.D77];64); 1518)- 18) *[.F77]" office:value-type="float" office:value="9210205644" calcext:value-type="float">
            <text:p>9210205644</text:p>
          </table:table-cell>
          <table:table-cell table:formula="of:=[.F77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168300202" calcext:value-type="float">
            <text:p>9168300202</text:p>
          </table:table-cell>
          <table:table-cell office:value-type="float" office:value="9113993" calcext:value-type="float">
            <text:p>9113993</text:p>
          </table:table-cell>
          <table:table-cell table:formula="of:=[.G77]-[.K77]" office:value-type="float" office:value="41905442" calcext:value-type="float">
            <text:p>41905442</text:p>
          </table:table-cell>
          <table:table-cell table:formula="of:=[.H77]-[.L77]" office:value-type="float" office:value="41281" calcext:value-type="float">
            <text:p>41281</text:p>
          </table:table-cell>
          <table:table-cell table:formula="of:=([.M77]/[.G77])*100" office:value-type="float" office:value="0.45498921109649" calcext:value-type="float">
            <text:p>0.45498921109649</text:p>
          </table:table-cell>
          <table:table-cell table:formula="of:=100*([.N77]/[.H77])" office:value-type="float" office:value="0.450898574963458" calcext:value-type="float">
            <text:p>0.450898574963458</text:p>
          </table:table-cell>
          <table:table-cell/>
          <table:table-cell table:formula="of:=[.O77]-[.P77]" office:value-type="float" office:value="0.00409063613303184" calcext:value-type="float">
            <text:p>0.004090636133032</text:p>
          </table:table-cell>
          <table:table-cell table:formula="of:=[.H77]-[.J77]" office:value-type="float" office:value="0" calcext:value-type="float">
            <text:p>0</text:p>
          </table:table-cell>
          <table:table-cell table:formula="of:=([.I77] - ([.J77]*14))-[.G7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]*100" office:value-type="float" office:value="10000" calcext:value-type="float">
            <text:p>10000</text:p>
          </table:table-cell>
          <table:table-cell table:formula="of:=[.B79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79]*(10^9)*[.E79]/8)/[.D79])" office:value-type="float" office:value="195312500" calcext:value-type="float">
            <text:p>195312500</text:p>
          </table:table-cell>
          <table:table-cell table:formula="of:=(MIN(MAX([.D79];64); 1518)- 18) *[.F79]" office:value-type="float" office:value="8984375000" calcext:value-type="float">
            <text:p>8984375000</text:p>
          </table:table-cell>
          <table:table-cell table:formula="of:=[.F79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22621726" calcext:value-type="float">
            <text:p>822621726</text:p>
          </table:table-cell>
          <table:table-cell office:value-type="float" office:value="17882812" calcext:value-type="float">
            <text:p>17882812</text:p>
          </table:table-cell>
          <table:table-cell table:formula="of:=[.G79]-[.K79]" office:value-type="float" office:value="8161753274" calcext:value-type="float">
            <text:p>8161753274</text:p>
          </table:table-cell>
          <table:table-cell table:formula="of:=[.H79]-[.L79]" office:value-type="float" office:value="177429688" calcext:value-type="float">
            <text:p>177429688</text:p>
          </table:table-cell>
          <table:table-cell table:formula="of:=([.M79]/[.G79])*100" office:value-type="float" office:value="90.843862528" calcext:value-type="float">
            <text:p>90.843862528</text:p>
          </table:table-cell>
          <table:table-cell table:formula="of:=100*([.N79]/[.H79])" office:value-type="float" office:value="90.844000256" calcext:value-type="float">
            <text:p>90.844000256</text:p>
          </table:table-cell>
          <table:table-cell/>
          <table:table-cell table:formula="of:=[.O79]-[.P79]" office:value-type="float" office:value="-0.00013772799999856" calcext:value-type="float">
            <text:p>-0.000137727999999</text:p>
          </table:table-cell>
          <table:table-cell table:formula="of:=[.H79]-[.J79]" office:value-type="float" office:value="0" calcext:value-type="float">
            <text:p>0</text:p>
          </table:table-cell>
          <table:table-cell table:formula="of:=([.I79] - ([.J79]*14))-[.G7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0]*100" office:value-type="float" office:value="10000" calcext:value-type="float">
            <text:p>10000</text:p>
          </table:table-cell>
          <table:table-cell table:formula="of:=[.B8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80]*(10^9)*[.E80]/8)/[.D80])" office:value-type="float" office:value="97656250" calcext:value-type="float">
            <text:p>97656250</text:p>
          </table:table-cell>
          <table:table-cell table:formula="of:=(MIN(MAX([.D80];64); 1518)- 18) *[.F80]" office:value-type="float" office:value="10742187500" calcext:value-type="float">
            <text:p>10742187500</text:p>
          </table:table-cell>
          <table:table-cell table:formula="of:=[.F80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724870293" calcext:value-type="float">
            <text:p>1724870293</text:p>
          </table:table-cell>
          <table:table-cell office:value-type="float" office:value="15679948" calcext:value-type="float">
            <text:p>15679948</text:p>
          </table:table-cell>
          <table:table-cell table:formula="of:=[.G80]-[.K80]" office:value-type="float" office:value="9017317207" calcext:value-type="float">
            <text:p>9017317207</text:p>
          </table:table-cell>
          <table:table-cell table:formula="of:=[.H80]-[.L80]" office:value-type="float" office:value="81976302" calcext:value-type="float">
            <text:p>81976302</text:p>
          </table:table-cell>
          <table:table-cell table:formula="of:=([.M80]/[.G80])*100" office:value-type="float" office:value="83.9430256360727" calcext:value-type="float">
            <text:p>83.9430256360727</text:p>
          </table:table-cell>
          <table:table-cell table:formula="of:=100*([.N80]/[.H80])" office:value-type="float" office:value="83.943733248" calcext:value-type="float">
            <text:p>83.943733248</text:p>
          </table:table-cell>
          <table:table-cell/>
          <table:table-cell table:formula="of:=[.O80]-[.P80]" office:value-type="float" office:value="-0.000707611927268204" calcext:value-type="float">
            <text:p>-0.000707611927268</text:p>
          </table:table-cell>
          <table:table-cell table:formula="of:=[.H80]-[.J80]" office:value-type="float" office:value="0" calcext:value-type="float">
            <text:p>0</text:p>
          </table:table-cell>
          <table:table-cell table:formula="of:=([.I80] - ([.J80]*14))-[.G8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1]*100" office:value-type="float" office:value="10000" calcext:value-type="float">
            <text:p>10000</text:p>
          </table:table-cell>
          <table:table-cell table:formula="of:=[.B81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81]*(10^9)*[.E81]/8)/[.D81])" office:value-type="float" office:value="48828125" calcext:value-type="float">
            <text:p>48828125</text:p>
          </table:table-cell>
          <table:table-cell table:formula="of:=(MIN(MAX([.D81];64); 1518)- 18) *[.F81]" office:value-type="float" office:value="11621093750" calcext:value-type="float">
            <text:p>11621093750</text:p>
          </table:table-cell>
          <table:table-cell table:formula="of:=[.F81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3447800632" calcext:value-type="float">
            <text:p>3447800632</text:p>
          </table:table-cell>
          <table:table-cell office:value-type="float" office:value="14486661" calcext:value-type="float">
            <text:p>14486661</text:p>
          </table:table-cell>
          <table:table-cell table:formula="of:=[.G81]-[.K81]" office:value-type="float" office:value="8173293118" calcext:value-type="float">
            <text:p>8173293118</text:p>
          </table:table-cell>
          <table:table-cell table:formula="of:=[.H81]-[.L81]" office:value-type="float" office:value="34341464" calcext:value-type="float">
            <text:p>34341464</text:p>
          </table:table-cell>
          <table:table-cell table:formula="of:=([.M81]/[.G81])*100" office:value-type="float" office:value="70.3315306960672" calcext:value-type="float">
            <text:p>70.3315306960672</text:p>
          </table:table-cell>
          <table:table-cell table:formula="of:=100*([.N81]/[.H81])" office:value-type="float" office:value="70.331318272" calcext:value-type="float">
            <text:p>70.331318272</text:p>
          </table:table-cell>
          <table:table-cell/>
          <table:table-cell table:formula="of:=[.O81]-[.P81]" office:value-type="float" office:value="0.000212424067214556" calcext:value-type="float">
            <text:p>0.000212424067215</text:p>
          </table:table-cell>
          <table:table-cell table:formula="of:=[.H81]-[.J81]" office:value-type="float" office:value="0" calcext:value-type="float">
            <text:p>0</text:p>
          </table:table-cell>
          <table:table-cell table:formula="of:=([.I81] - ([.J81]*14))-[.G8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2]*100" office:value-type="float" office:value="10000" calcext:value-type="float">
            <text:p>10000</text:p>
          </table:table-cell>
          <table:table-cell table:formula="of:=[.B82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82]*(10^9)*[.E82]/8)/[.D82])" office:value-type="float" office:value="24414063" calcext:value-type="float">
            <text:p>24414063</text:p>
          </table:table-cell>
          <table:table-cell table:formula="of:=(MIN(MAX([.D82];64); 1518)- 18) *[.F82]" office:value-type="float" office:value="12060547122" calcext:value-type="float">
            <text:p>12060547122</text:p>
          </table:table-cell>
          <table:table-cell table:formula="of:=[.F82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6343245138" calcext:value-type="float">
            <text:p>6343245138</text:p>
          </table:table-cell>
          <table:table-cell office:value-type="float" office:value="12840859" calcext:value-type="float">
            <text:p>12840859</text:p>
          </table:table-cell>
          <table:table-cell table:formula="of:=[.G82]-[.K82]" office:value-type="float" office:value="5717301984" calcext:value-type="float">
            <text:p>5717301984</text:p>
          </table:table-cell>
          <table:table-cell table:formula="of:=[.H82]-[.L82]" office:value-type="float" office:value="11573204" calcext:value-type="float">
            <text:p>11573204</text:p>
          </table:table-cell>
          <table:table-cell table:formula="of:=([.M82]/[.G82])*100" office:value-type="float" office:value="47.4049968559959" calcext:value-type="float">
            <text:p>47.4049968559959</text:p>
          </table:table-cell>
          <table:table-cell table:formula="of:=100*([.N82]/[.H82])" office:value-type="float" office:value="47.4038426131693" calcext:value-type="float">
            <text:p>47.4038426131693</text:p>
          </table:table-cell>
          <table:table-cell/>
          <table:table-cell table:formula="of:=[.O82]-[.P82]" office:value-type="float" office:value="0.00115424282656562" calcext:value-type="float">
            <text:p>0.001154242826566</text:p>
          </table:table-cell>
          <table:table-cell table:formula="of:=[.H82]-[.J82]" office:value-type="float" office:value="0" calcext:value-type="float">
            <text:p>0</text:p>
          </table:table-cell>
          <table:table-cell table:formula="of:=([.I82] - ([.J82]*14))-[.G8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3]*100" office:value-type="float" office:value="10000" calcext:value-type="float">
            <text:p>10000</text:p>
          </table:table-cell>
          <table:table-cell table:formula="of:=[.B83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83]*(10^9)*[.E83]/8)/[.D83])" office:value-type="float" office:value="12207032" calcext:value-type="float">
            <text:p>12207032</text:p>
          </table:table-cell>
          <table:table-cell table:formula="of:=(MIN(MAX([.D83];64); 1518)- 18) *[.F83]" office:value-type="float" office:value="12280274192" calcext:value-type="float">
            <text:p>12280274192</text:p>
          </table:table-cell>
          <table:table-cell table:formula="of:=[.F83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9149438450" calcext:value-type="float">
            <text:p>9149438450</text:p>
          </table:table-cell>
          <table:table-cell office:value-type="float" office:value="9095231" calcext:value-type="float">
            <text:p>9095231</text:p>
          </table:table-cell>
          <table:table-cell table:formula="of:=[.G83]-[.K83]" office:value-type="float" office:value="3130835742" calcext:value-type="float">
            <text:p>3130835742</text:p>
          </table:table-cell>
          <table:table-cell table:formula="of:=[.H83]-[.L83]" office:value-type="float" office:value="3111801" calcext:value-type="float">
            <text:p>3111801</text:p>
          </table:table-cell>
          <table:table-cell table:formula="of:=([.M83]/[.G83])*100" office:value-type="float" office:value="25.494835807816" calcext:value-type="float">
            <text:p>25.494835807816</text:p>
          </table:table-cell>
          <table:table-cell table:formula="of:=100*([.N83]/[.H83])" office:value-type="float" office:value="25.4918722257794" calcext:value-type="float">
            <text:p>25.4918722257794</text:p>
          </table:table-cell>
          <table:table-cell/>
          <table:table-cell table:formula="of:=[.O83]-[.P83]" office:value-type="float" office:value="0.00296358203660319" calcext:value-type="float">
            <text:p>0.002963582036603</text:p>
          </table:table-cell>
          <table:table-cell table:formula="of:=[.H83]-[.J83]" office:value-type="float" office:value="0" calcext:value-type="float">
            <text:p>0</text:p>
          </table:table-cell>
          <table:table-cell table:formula="of:=([.I83] - ([.J83]*14))-[.G83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NTOP – PF_RING FT (flow table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]*100" office:value-type="float" office:value="100" calcext:value-type="float">
            <text:p>100</text:p>
          </table:table-cell>
          <table:table-cell table:formula="of:=[.B96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96]*(10^9)*[.E96]/8)/[.D96])" office:value-type="float" office:value="1953125" calcext:value-type="float">
            <text:p>1953125</text:p>
          </table:table-cell>
          <table:table-cell table:formula="of:=([.D96] - 4) *[.F96]" office:value-type="float" office:value="117187500" calcext:value-type="float">
            <text:p>117187500</text:p>
          </table:table-cell>
          <table:table-cell table:formula="of:=[.F96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table:style-name="ce4" office:value-type="float" office:value="1953125" calcext:value-type="float">
            <text:p>1953125</text:p>
          </table:table-cell>
          <table:table-cell table:formula="of:=[.G96]-[.K96]" office:value-type="float" office:value="0" calcext:value-type="float">
            <text:p>0</text:p>
          </table:table-cell>
          <table:table-cell table:formula="of:=[.H96]-[.L96]" office:value-type="float" office:value="0" calcext:value-type="float">
            <text:p>0</text:p>
          </table:table-cell>
          <table:table-cell table:formula="of:=([.M96]/[.G96])*100" office:value-type="float" office:value="0" calcext:value-type="float">
            <text:p>0</text:p>
          </table:table-cell>
          <table:table-cell table:formula="of:=100*([.N96]/[.H96])" office:value-type="float" office:value="0" calcext:value-type="float">
            <text:p>0</text:p>
          </table:table-cell>
          <table:table-cell/>
          <table:table-cell table:formula="of:=[.O96]-[.P96]" office:value-type="float" office:value="0" calcext:value-type="float">
            <text:p>0</text:p>
          </table:table-cell>
          <table:table-cell table:formula="of:=[.H96]-[.J96]" office:value-type="float" office:value="0" calcext:value-type="float">
            <text:p>0</text:p>
          </table:table-cell>
          <table:table-cell table:formula="of:=[.I96] - [.G9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]*100" office:value-type="float" office:value="100" calcext:value-type="float">
            <text:p>100</text:p>
          </table:table-cell>
          <table:table-cell table:formula="of:=[.B97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97]*(10^9)*[.E97]/8)/[.D97])" office:value-type="float" office:value="976563" calcext:value-type="float">
            <text:p>976563</text:p>
          </table:table-cell>
          <table:table-cell table:formula="of:=([.D97] - 4) *[.F97]" office:value-type="float" office:value="121093812" calcext:value-type="float">
            <text:p>121093812</text:p>
          </table:table-cell>
          <table:table-cell table:formula="of:=[.F97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table:formula="of:=[.G97]-[.K97]" office:value-type="float" office:value="0" calcext:value-type="float">
            <text:p>0</text:p>
          </table:table-cell>
          <table:table-cell table:formula="of:=[.H97]-[.L97]" office:value-type="float" office:value="0" calcext:value-type="float">
            <text:p>0</text:p>
          </table:table-cell>
          <table:table-cell table:formula="of:=([.M97]/[.G97])*100" office:value-type="float" office:value="0" calcext:value-type="float">
            <text:p>0</text:p>
          </table:table-cell>
          <table:table-cell table:formula="of:=100*([.N97]/[.H97])" office:value-type="float" office:value="0" calcext:value-type="float">
            <text:p>0</text:p>
          </table:table-cell>
          <table:table-cell/>
          <table:table-cell table:formula="of:=[.O97]-[.P97]" office:value-type="float" office:value="0" calcext:value-type="float">
            <text:p>0</text:p>
          </table:table-cell>
          <table:table-cell table:formula="of:=[.H97]-[.J97]" office:value-type="float" office:value="0" calcext:value-type="float">
            <text:p>0</text:p>
          </table:table-cell>
          <table:table-cell table:formula="of:=[.I97] - [.G9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]*100" office:value-type="float" office:value="100" calcext:value-type="float">
            <text:p>100</text:p>
          </table:table-cell>
          <table:table-cell table:formula="of:=[.B98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98]*(10^9)*[.E98]/8)/[.D98])" office:value-type="float" office:value="488282" calcext:value-type="float">
            <text:p>488282</text:p>
          </table:table-cell>
          <table:table-cell table:formula="of:=([.D98] - 4) *[.F98]" office:value-type="float" office:value="123047064" calcext:value-type="float">
            <text:p>123047064</text:p>
          </table:table-cell>
          <table:table-cell table:formula="of:=[.F98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table:formula="of:=[.G98]-[.K98]" office:value-type="float" office:value="0" calcext:value-type="float">
            <text:p>0</text:p>
          </table:table-cell>
          <table:table-cell table:formula="of:=[.H98]-[.L98]" office:value-type="float" office:value="0" calcext:value-type="float">
            <text:p>0</text:p>
          </table:table-cell>
          <table:table-cell table:formula="of:=([.M98]/[.G98])*100" office:value-type="float" office:value="0" calcext:value-type="float">
            <text:p>0</text:p>
          </table:table-cell>
          <table:table-cell table:formula="of:=100*([.N98]/[.H98])" office:value-type="float" office:value="0" calcext:value-type="float">
            <text:p>0</text:p>
          </table:table-cell>
          <table:table-cell/>
          <table:table-cell table:formula="of:=[.O98]-[.P98]" office:value-type="float" office:value="0" calcext:value-type="float">
            <text:p>0</text:p>
          </table:table-cell>
          <table:table-cell table:formula="of:=[.H98]-[.J98]" office:value-type="float" office:value="0" calcext:value-type="float">
            <text:p>0</text:p>
          </table:table-cell>
          <table:table-cell table:formula="of:=[.I98] - [.G9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]*100" office:value-type="float" office:value="100" calcext:value-type="float">
            <text:p>100</text:p>
          </table:table-cell>
          <table:table-cell table:formula="of:=[.B99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99]*(10^9)*[.E99]/8)/[.D99])" office:value-type="float" office:value="244141" calcext:value-type="float">
            <text:p>244141</text:p>
          </table:table-cell>
          <table:table-cell table:formula="of:=([.D99] - 4) *[.F99]" office:value-type="float" office:value="124023628" calcext:value-type="float">
            <text:p>124023628</text:p>
          </table:table-cell>
          <table:table-cell table:formula="of:=[.F99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table:formula="of:=[.G99]-[.K99]" office:value-type="float" office:value="0" calcext:value-type="float">
            <text:p>0</text:p>
          </table:table-cell>
          <table:table-cell table:formula="of:=[.H99]-[.L99]" office:value-type="float" office:value="0" calcext:value-type="float">
            <text:p>0</text:p>
          </table:table-cell>
          <table:table-cell table:formula="of:=([.M99]/[.G99])*100" office:value-type="float" office:value="0" calcext:value-type="float">
            <text:p>0</text:p>
          </table:table-cell>
          <table:table-cell table:formula="of:=100*([.N99]/[.H99])" office:value-type="float" office:value="0" calcext:value-type="float">
            <text:p>0</text:p>
          </table:table-cell>
          <table:table-cell/>
          <table:table-cell table:formula="of:=[.O99]-[.P99]" office:value-type="float" office:value="0" calcext:value-type="float">
            <text:p>0</text:p>
          </table:table-cell>
          <table:table-cell table:formula="of:=[.H99]-[.J99]" office:value-type="float" office:value="0" calcext:value-type="float">
            <text:p>0</text:p>
          </table:table-cell>
          <table:table-cell table:formula="of:=[.I99] - [.G9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]*100" office:value-type="float" office:value="100" calcext:value-type="float">
            <text:p>100</text:p>
          </table:table-cell>
          <table:table-cell table:formula="of:=[.B100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00]*(10^9)*[.E100]/8)/[.D100])" office:value-type="float" office:value="122071" calcext:value-type="float">
            <text:p>122071</text:p>
          </table:table-cell>
          <table:table-cell table:formula="of:=([.D100] - 4) *[.F100]" office:value-type="float" office:value="124512420" calcext:value-type="float">
            <text:p>124512420</text:p>
          </table:table-cell>
          <table:table-cell table:formula="of:=[.F100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table:formula="of:=[.G100]-[.K100]" office:value-type="float" office:value="0" calcext:value-type="float">
            <text:p>0</text:p>
          </table:table-cell>
          <table:table-cell table:formula="of:=[.H100]-[.L100]" office:value-type="float" office:value="0" calcext:value-type="float">
            <text:p>0</text:p>
          </table:table-cell>
          <table:table-cell table:formula="of:=([.M100]/[.G100])*100" office:value-type="float" office:value="0" calcext:value-type="float">
            <text:p>0</text:p>
          </table:table-cell>
          <table:table-cell table:formula="of:=100*([.N100]/[.H100])" office:value-type="float" office:value="0" calcext:value-type="float">
            <text:p>0</text:p>
          </table:table-cell>
          <table:table-cell/>
          <table:table-cell table:formula="of:=[.O100]-[.P100]" office:value-type="float" office:value="0" calcext:value-type="float">
            <text:p>0</text:p>
          </table:table-cell>
          <table:table-cell table:formula="of:=[.H100]-[.J100]" office:value-type="float" office:value="0" calcext:value-type="float">
            <text:p>0</text:p>
          </table:table-cell>
          <table:table-cell table:formula="of:=[.I100] - [.G10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2]*100" office:value-type="float" office:value="1000" calcext:value-type="float">
            <text:p>1000</text:p>
          </table:table-cell>
          <table:table-cell table:formula="of:=[.B102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02]*(10^9)*[.E102]/8)/[.D102])" office:value-type="float" office:value="19531250" calcext:value-type="float">
            <text:p>19531250</text:p>
          </table:table-cell>
          <table:table-cell table:formula="of:=([.D102] - 4) *[.F102]" office:value-type="float" office:value="1171875000" calcext:value-type="float">
            <text:p>1171875000</text:p>
          </table:table-cell>
          <table:table-cell table:formula="of:=[.F102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table:formula="of:=[.G102]-[.K102]" office:value-type="float" office:value="0" calcext:value-type="float">
            <text:p>0</text:p>
          </table:table-cell>
          <table:table-cell table:formula="of:=[.H102]-[.L102]" office:value-type="float" office:value="0" calcext:value-type="float">
            <text:p>0</text:p>
          </table:table-cell>
          <table:table-cell table:formula="of:=([.M102]/[.G102])*100" office:value-type="float" office:value="0" calcext:value-type="float">
            <text:p>0</text:p>
          </table:table-cell>
          <table:table-cell table:formula="of:=100*([.N102]/[.H102])" office:value-type="float" office:value="0" calcext:value-type="float">
            <text:p>0</text:p>
          </table:table-cell>
          <table:table-cell/>
          <table:table-cell table:formula="of:=[.O102]-[.P102]" office:value-type="float" office:value="0" calcext:value-type="float">
            <text:p>0</text:p>
          </table:table-cell>
          <table:table-cell table:formula="of:=[.H102]-[.J102]" office:value-type="float" office:value="0" calcext:value-type="float">
            <text:p>0</text:p>
          </table:table-cell>
          <table:table-cell table:formula="of:=[.I102] - [.G10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3]*100" office:value-type="float" office:value="1000" calcext:value-type="float">
            <text:p>1000</text:p>
          </table:table-cell>
          <table:table-cell table:formula="of:=[.B103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03]*(10^9)*[.E103]/8)/[.D103])" office:value-type="float" office:value="9765625" calcext:value-type="float">
            <text:p>9765625</text:p>
          </table:table-cell>
          <table:table-cell table:formula="of:=([.D103] - 4) *[.F103]" office:value-type="float" office:value="1210937500" calcext:value-type="float">
            <text:p>1210937500</text:p>
          </table:table-cell>
          <table:table-cell table:formula="of:=[.F103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table:formula="of:=[.G103]-[.K103]" office:value-type="float" office:value="0" calcext:value-type="float">
            <text:p>0</text:p>
          </table:table-cell>
          <table:table-cell table:formula="of:=[.H103]-[.L103]" office:value-type="float" office:value="0" calcext:value-type="float">
            <text:p>0</text:p>
          </table:table-cell>
          <table:table-cell table:formula="of:=([.M103]/[.G103])*100" office:value-type="float" office:value="0" calcext:value-type="float">
            <text:p>0</text:p>
          </table:table-cell>
          <table:table-cell table:formula="of:=100*([.N103]/[.H103])" office:value-type="float" office:value="0" calcext:value-type="float">
            <text:p>0</text:p>
          </table:table-cell>
          <table:table-cell/>
          <table:table-cell table:formula="of:=[.O103]-[.P103]" office:value-type="float" office:value="0" calcext:value-type="float">
            <text:p>0</text:p>
          </table:table-cell>
          <table:table-cell table:formula="of:=[.H103]-[.J103]" office:value-type="float" office:value="0" calcext:value-type="float">
            <text:p>0</text:p>
          </table:table-cell>
          <table:table-cell table:formula="of:=[.I103] - [.G10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4]*100" office:value-type="float" office:value="1000" calcext:value-type="float">
            <text:p>1000</text:p>
          </table:table-cell>
          <table:table-cell table:formula="of:=[.B104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04]*(10^9)*[.E104]/8)/[.D104])" office:value-type="float" office:value="4882813" calcext:value-type="float">
            <text:p>4882813</text:p>
          </table:table-cell>
          <table:table-cell table:formula="of:=([.D104] - 4) *[.F104]" office:value-type="float" office:value="1230468876" calcext:value-type="float">
            <text:p>1230468876</text:p>
          </table:table-cell>
          <table:table-cell table:formula="of:=[.F104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table:formula="of:=[.G104]-[.K104]" office:value-type="float" office:value="0" calcext:value-type="float">
            <text:p>0</text:p>
          </table:table-cell>
          <table:table-cell table:formula="of:=[.H104]-[.L104]" office:value-type="float" office:value="0" calcext:value-type="float">
            <text:p>0</text:p>
          </table:table-cell>
          <table:table-cell table:formula="of:=([.M104]/[.G104])*100" office:value-type="float" office:value="0" calcext:value-type="float">
            <text:p>0</text:p>
          </table:table-cell>
          <table:table-cell table:formula="of:=100*([.N104]/[.H104])" office:value-type="float" office:value="0" calcext:value-type="float">
            <text:p>0</text:p>
          </table:table-cell>
          <table:table-cell/>
          <table:table-cell table:formula="of:=[.O104]-[.P104]" office:value-type="float" office:value="0" calcext:value-type="float">
            <text:p>0</text:p>
          </table:table-cell>
          <table:table-cell table:formula="of:=[.H104]-[.J104]" office:value-type="float" office:value="0" calcext:value-type="float">
            <text:p>0</text:p>
          </table:table-cell>
          <table:table-cell table:formula="of:=[.I104] - [.G10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5]*100" office:value-type="float" office:value="1000" calcext:value-type="float">
            <text:p>1000</text:p>
          </table:table-cell>
          <table:table-cell table:formula="of:=[.B105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05]*(10^9)*[.E105]/8)/[.D105])" office:value-type="float" office:value="2441407" calcext:value-type="float">
            <text:p>2441407</text:p>
          </table:table-cell>
          <table:table-cell table:formula="of:=([.D105] - 4) *[.F105]" office:value-type="float" office:value="1240234756" calcext:value-type="float">
            <text:p>1240234756</text:p>
          </table:table-cell>
          <table:table-cell table:formula="of:=[.F105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table:formula="of:=[.G105]-[.K105]" office:value-type="float" office:value="0" calcext:value-type="float">
            <text:p>0</text:p>
          </table:table-cell>
          <table:table-cell table:formula="of:=[.H105]-[.L105]" office:value-type="float" office:value="0" calcext:value-type="float">
            <text:p>0</text:p>
          </table:table-cell>
          <table:table-cell table:formula="of:=([.M105]/[.G105])*100" office:value-type="float" office:value="0" calcext:value-type="float">
            <text:p>0</text:p>
          </table:table-cell>
          <table:table-cell table:formula="of:=100*([.N105]/[.H105])" office:value-type="float" office:value="0" calcext:value-type="float">
            <text:p>0</text:p>
          </table:table-cell>
          <table:table-cell/>
          <table:table-cell table:formula="of:=[.O105]-[.P105]" office:value-type="float" office:value="0" calcext:value-type="float">
            <text:p>0</text:p>
          </table:table-cell>
          <table:table-cell table:formula="of:=[.H105]-[.J105]" office:value-type="float" office:value="0" calcext:value-type="float">
            <text:p>0</text:p>
          </table:table-cell>
          <table:table-cell table:formula="of:=[.I105] - [.G10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6]*100" office:value-type="float" office:value="1000" calcext:value-type="float">
            <text:p>1000</text:p>
          </table:table-cell>
          <table:table-cell table:formula="of:=[.B106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06]*(10^9)*[.E106]/8)/[.D106])" office:value-type="float" office:value="1220704" calcext:value-type="float">
            <text:p>1220704</text:p>
          </table:table-cell>
          <table:table-cell table:formula="of:=([.D106] - 4) *[.F106]" office:value-type="float" office:value="1245118080" calcext:value-type="float">
            <text:p>1245118080</text:p>
          </table:table-cell>
          <table:table-cell table:formula="of:=[.F106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table:formula="of:=[.G106]-[.K106]" office:value-type="float" office:value="0" calcext:value-type="float">
            <text:p>0</text:p>
          </table:table-cell>
          <table:table-cell table:formula="of:=[.H106]-[.L106]" office:value-type="float" office:value="0" calcext:value-type="float">
            <text:p>0</text:p>
          </table:table-cell>
          <table:table-cell table:formula="of:=([.M106]/[.G106])*100" office:value-type="float" office:value="0" calcext:value-type="float">
            <text:p>0</text:p>
          </table:table-cell>
          <table:table-cell table:formula="of:=100*([.N106]/[.H106])" office:value-type="float" office:value="0" calcext:value-type="float">
            <text:p>0</text:p>
          </table:table-cell>
          <table:table-cell/>
          <table:table-cell table:formula="of:=[.O106]-[.P106]" office:value-type="float" office:value="0" calcext:value-type="float">
            <text:p>0</text:p>
          </table:table-cell>
          <table:table-cell table:formula="of:=[.H106]-[.J106]" office:value-type="float" office:value="0" calcext:value-type="float">
            <text:p>0</text:p>
          </table:table-cell>
          <table:table-cell table:formula="of:=[.I106] - [.G10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8]*100" office:value-type="float" office:value="5000" calcext:value-type="float">
            <text:p>5000</text:p>
          </table:table-cell>
          <table:table-cell table:formula="of:=[.B108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08]*(10^9)*[.E108]/8)/[.D108])" office:value-type="float" office:value="97656250" calcext:value-type="float">
            <text:p>97656250</text:p>
          </table:table-cell>
          <table:table-cell table:formula="of:=([.D108] - 4) *[.F108]" office:value-type="float" office:value="5859375000" calcext:value-type="float">
            <text:p>5859375000</text:p>
          </table:table-cell>
          <table:table-cell table:formula="of:=[.F108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450402260" calcext:value-type="float">
            <text:p>1450402260</text:p>
          </table:table-cell>
          <table:table-cell office:value-type="float" office:value="24173371" calcext:value-type="float">
            <text:p>24173371</text:p>
          </table:table-cell>
          <table:table-cell table:formula="of:=[.G108]-[.K108]" office:value-type="float" office:value="4408972740" calcext:value-type="float">
            <text:p>4408972740</text:p>
          </table:table-cell>
          <table:table-cell table:formula="of:=[.H108]-[.L108]" office:value-type="float" office:value="73482879" calcext:value-type="float">
            <text:p>73482879</text:p>
          </table:table-cell>
          <table:table-cell table:formula="of:=([.M108]/[.G108])*100" office:value-type="float" office:value="75.246468096" calcext:value-type="float">
            <text:p>75.246468096</text:p>
          </table:table-cell>
          <table:table-cell table:formula="of:=100*([.N108]/[.H108])" office:value-type="float" office:value="75.246468096" calcext:value-type="float">
            <text:p>75.246468096</text:p>
          </table:table-cell>
          <table:table-cell/>
          <table:table-cell table:formula="of:=[.O108]-[.P108]" office:value-type="float" office:value="0" calcext:value-type="float">
            <text:p>0</text:p>
          </table:table-cell>
          <table:table-cell table:formula="of:=[.H108]-[.J108]" office:value-type="float" office:value="0" calcext:value-type="float">
            <text:p>0</text:p>
          </table:table-cell>
          <table:table-cell table:formula="of:=[.I108] - [.G10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9]*100" office:value-type="float" office:value="5000" calcext:value-type="float">
            <text:p>5000</text:p>
          </table:table-cell>
          <table:table-cell table:formula="of:=[.B109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09]*(10^9)*[.E109]/8)/[.D109])" office:value-type="float" office:value="48828125" calcext:value-type="float">
            <text:p>48828125</text:p>
          </table:table-cell>
          <table:table-cell table:formula="of:=([.D109] - 4) *[.F109]" office:value-type="float" office:value="6054687500" calcext:value-type="float">
            <text:p>6054687500</text:p>
          </table:table-cell>
          <table:table-cell table:formula="of:=[.F109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3346796098" calcext:value-type="float">
            <text:p>3346796098</text:p>
          </table:table-cell>
          <table:table-cell office:value-type="float" office:value="22613492" calcext:value-type="float">
            <text:p>22613492</text:p>
          </table:table-cell>
          <table:table-cell table:formula="of:=[.G109]-[.K109]" office:value-type="float" office:value="2707891402" calcext:value-type="float">
            <text:p>2707891402</text:p>
          </table:table-cell>
          <table:table-cell table:formula="of:=[.H109]-[.L109]" office:value-type="float" office:value="26214633" calcext:value-type="float">
            <text:p>26214633</text:p>
          </table:table-cell>
          <table:table-cell table:formula="of:=([.M109]/[.G109])*100" office:value-type="float" office:value="44.7238838007742" calcext:value-type="float">
            <text:p>44.7238838007742</text:p>
          </table:table-cell>
          <table:table-cell table:formula="of:=100*([.N109]/[.H109])" office:value-type="float" office:value="53.687568384" calcext:value-type="float">
            <text:p>53.687568384</text:p>
          </table:table-cell>
          <table:table-cell/>
          <table:table-cell table:formula="of:=[.O109]-[.P109]" office:value-type="float" office:value="-8.9636845832258" calcext:value-type="float">
            <text:p>-8.9636845832258</text:p>
          </table:table-cell>
          <table:table-cell table:formula="of:=[.H109]-[.J109]" office:value-type="float" office:value="0" calcext:value-type="float">
            <text:p>0</text:p>
          </table:table-cell>
          <table:table-cell table:formula="of:=[.I109] - [.G10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0]*100" office:value-type="float" office:value="5000" calcext:value-type="float">
            <text:p>5000</text:p>
          </table:table-cell>
          <table:table-cell table:formula="of:=[.B110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10]*(10^9)*[.E110]/8)/[.D110])" office:value-type="float" office:value="24414063" calcext:value-type="float">
            <text:p>24414063</text:p>
          </table:table-cell>
          <table:table-cell table:formula="of:=([.D110] - 4) *[.F110]" office:value-type="float" office:value="6152343876" calcext:value-type="float">
            <text:p>6152343876</text:p>
          </table:table-cell>
          <table:table-cell table:formula="of:=[.F110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196653340" calcext:value-type="float">
            <text:p>5196653340</text:p>
          </table:table-cell>
          <table:table-cell office:value-type="float" office:value="18837057" calcext:value-type="float">
            <text:p>18837057</text:p>
          </table:table-cell>
          <table:table-cell table:formula="of:=[.G110]-[.K110]" office:value-type="float" office:value="955690536" calcext:value-type="float">
            <text:p>955690536</text:p>
          </table:table-cell>
          <table:table-cell table:formula="of:=[.H110]-[.L110]" office:value-type="float" office:value="5577006" calcext:value-type="float">
            <text:p>5577006</text:p>
          </table:table-cell>
          <table:table-cell table:formula="of:=([.M110]/[.G110])*100" office:value-type="float" office:value="15.5337633146304" calcext:value-type="float">
            <text:p>15.5337633146304</text:p>
          </table:table-cell>
          <table:table-cell table:formula="of:=100*([.N110]/[.H110])" office:value-type="float" office:value="22.8434161081668" calcext:value-type="float">
            <text:p>22.8434161081668</text:p>
          </table:table-cell>
          <table:table-cell/>
          <table:table-cell table:formula="of:=[.O110]-[.P110]" office:value-type="float" office:value="-7.3096527935364" calcext:value-type="float">
            <text:p>-7.3096527935364</text:p>
          </table:table-cell>
          <table:table-cell table:formula="of:=[.H110]-[.J110]" office:value-type="float" office:value="0" calcext:value-type="float">
            <text:p>0</text:p>
          </table:table-cell>
          <table:table-cell table:formula="of:=[.I110] - [.G11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1]*100" office:value-type="float" office:value="5000" calcext:value-type="float">
            <text:p>5000</text:p>
          </table:table-cell>
          <table:table-cell table:formula="of:=[.B111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11]*(10^9)*[.E111]/8)/[.D111])" office:value-type="float" office:value="12207032" calcext:value-type="float">
            <text:p>12207032</text:p>
          </table:table-cell>
          <table:table-cell table:formula="of:=([.D111] - 4) *[.F111]" office:value-type="float" office:value="6201172256" calcext:value-type="float">
            <text:p>6201172256</text:p>
          </table:table-cell>
          <table:table-cell table:formula="of:=[.F111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table:formula="of:=[.G111]-[.K111]" office:value-type="float" office:value="0" calcext:value-type="float">
            <text:p>0</text:p>
          </table:table-cell>
          <table:table-cell table:formula="of:=[.H111]-[.L111]" office:value-type="float" office:value="0" calcext:value-type="float">
            <text:p>0</text:p>
          </table:table-cell>
          <table:table-cell table:formula="of:=([.M111]/[.G111])*100" office:value-type="float" office:value="0" calcext:value-type="float">
            <text:p>0</text:p>
          </table:table-cell>
          <table:table-cell table:formula="of:=100*([.N111]/[.H111])" office:value-type="float" office:value="0" calcext:value-type="float">
            <text:p>0</text:p>
          </table:table-cell>
          <table:table-cell/>
          <table:table-cell table:formula="of:=[.O111]-[.P111]" office:value-type="float" office:value="0" calcext:value-type="float">
            <text:p>0</text:p>
          </table:table-cell>
          <table:table-cell table:formula="of:=[.H111]-[.J111]" office:value-type="float" office:value="0" calcext:value-type="float">
            <text:p>0</text:p>
          </table:table-cell>
          <table:table-cell table:formula="of:=[.I111] - [.G11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2]*100" office:value-type="float" office:value="5000" calcext:value-type="float">
            <text:p>5000</text:p>
          </table:table-cell>
          <table:table-cell table:formula="of:=[.B112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12]*(10^9)*[.E112]/8)/[.D112])" office:value-type="float" office:value="6103516" calcext:value-type="float">
            <text:p>6103516</text:p>
          </table:table-cell>
          <table:table-cell table:formula="of:=([.D112] - 4) *[.F112]" office:value-type="float" office:value="6225586320" calcext:value-type="float">
            <text:p>6225586320</text:p>
          </table:table-cell>
          <table:table-cell table:formula="of:=[.F112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table:formula="of:=[.G112]-[.K112]" office:value-type="float" office:value="0" calcext:value-type="float">
            <text:p>0</text:p>
          </table:table-cell>
          <table:table-cell table:formula="of:=[.H112]-[.L112]" office:value-type="float" office:value="0" calcext:value-type="float">
            <text:p>0</text:p>
          </table:table-cell>
          <table:table-cell table:formula="of:=([.M112]/[.G112])*100" office:value-type="float" office:value="0" calcext:value-type="float">
            <text:p>0</text:p>
          </table:table-cell>
          <table:table-cell table:formula="of:=100*([.N112]/[.H112])" office:value-type="float" office:value="0" calcext:value-type="float">
            <text:p>0</text:p>
          </table:table-cell>
          <table:table-cell/>
          <table:table-cell table:formula="of:=[.O112]-[.P112]" office:value-type="float" office:value="0" calcext:value-type="float">
            <text:p>0</text:p>
          </table:table-cell>
          <table:table-cell table:formula="of:=[.H112]-[.J112]" office:value-type="float" office:value="0" calcext:value-type="float">
            <text:p>0</text:p>
          </table:table-cell>
          <table:table-cell table:formula="of:=[.I112] - [.G11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4]*100" office:value-type="float" office:value="7500" calcext:value-type="float">
            <text:p>7500</text:p>
          </table:table-cell>
          <table:table-cell table:formula="of:=[.B114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14]*(10^9)*[.E114]/8)/[.D114])" office:value-type="float" office:value="146484375" calcext:value-type="float">
            <text:p>146484375</text:p>
          </table:table-cell>
          <table:table-cell table:formula="of:=([.D114] - 4) *[.F114]" office:value-type="float" office:value="8789062500" calcext:value-type="float">
            <text:p>8789062500</text:p>
          </table:table-cell>
          <table:table-cell table:formula="of:=[.F114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2205168670" calcext:value-type="float">
            <text:p>2205168670</text:p>
          </table:table-cell>
          <table:table-cell office:value-type="float" office:value="26251967" calcext:value-type="float">
            <text:p>26251967</text:p>
          </table:table-cell>
          <table:table-cell table:formula="of:=[.G114]-[.K114]" office:value-type="float" office:value="6583893830" calcext:value-type="float">
            <text:p>6583893830</text:p>
          </table:table-cell>
          <table:table-cell table:formula="of:=[.H114]-[.L114]" office:value-type="float" office:value="120232408" calcext:value-type="float">
            <text:p>120232408</text:p>
          </table:table-cell>
          <table:table-cell table:formula="of:=([.M114]/[.G114])*100" office:value-type="float" office:value="74.9100809102222" calcext:value-type="float">
            <text:p>74.9100809102222</text:p>
          </table:table-cell>
          <table:table-cell table:formula="of:=100*([.N114]/[.H114])" office:value-type="float" office:value="82.0786571946667" calcext:value-type="float">
            <text:p>82.0786571946667</text:p>
          </table:table-cell>
          <table:table-cell/>
          <table:table-cell table:formula="of:=[.O114]-[.P114]" office:value-type="float" office:value="-7.16857628444446" calcext:value-type="float">
            <text:p>-7.16857628444446</text:p>
          </table:table-cell>
          <table:table-cell table:formula="of:=[.H114]-[.J114]" office:value-type="float" office:value="0" calcext:value-type="float">
            <text:p>0</text:p>
          </table:table-cell>
          <table:table-cell table:formula="of:=[.I114] - [.G11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5]*100" office:value-type="float" office:value="7500" calcext:value-type="float">
            <text:p>7500</text:p>
          </table:table-cell>
          <table:table-cell table:formula="of:=[.B115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15]*(10^9)*[.E115]/8)/[.D115])" office:value-type="float" office:value="73242188" calcext:value-type="float">
            <text:p>73242188</text:p>
          </table:table-cell>
          <table:table-cell table:formula="of:=([.D115] - 4) *[.F115]" office:value-type="float" office:value="9082031312" calcext:value-type="float">
            <text:p>9082031312</text:p>
          </table:table-cell>
          <table:table-cell table:formula="of:=[.F115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3329841366" calcext:value-type="float">
            <text:p>3329841366</text:p>
          </table:table-cell>
          <table:table-cell office:value-type="float" office:value="22498933" calcext:value-type="float">
            <text:p>22498933</text:p>
          </table:table-cell>
          <table:table-cell table:formula="of:=[.G115]-[.K115]" office:value-type="float" office:value="5752189946" calcext:value-type="float">
            <text:p>5752189946</text:p>
          </table:table-cell>
          <table:table-cell table:formula="of:=[.H115]-[.L115]" office:value-type="float" office:value="50743255" calcext:value-type="float">
            <text:p>50743255</text:p>
          </table:table-cell>
          <table:table-cell table:formula="of:=([.M115]/[.G115])*100" office:value-type="float" office:value="63.3359404784224" calcext:value-type="float">
            <text:p>63.3359404784224</text:p>
          </table:table-cell>
          <table:table-cell table:formula="of:=100*([.N115]/[.H115])" office:value-type="float" office:value="69.2814570203719" calcext:value-type="float">
            <text:p>69.2814570203719</text:p>
          </table:table-cell>
          <table:table-cell/>
          <table:table-cell table:formula="of:=[.O115]-[.P115]" office:value-type="float" office:value="-5.94551654194957" calcext:value-type="float">
            <text:p>-5.94551654194957</text:p>
          </table:table-cell>
          <table:table-cell table:formula="of:=[.H115]-[.J115]" office:value-type="float" office:value="0" calcext:value-type="float">
            <text:p>0</text:p>
          </table:table-cell>
          <table:table-cell table:formula="of:=[.I115] - [.G11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6]*100" office:value-type="float" office:value="7500" calcext:value-type="float">
            <text:p>7500</text:p>
          </table:table-cell>
          <table:table-cell table:formula="of:=[.B116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16]*(10^9)*[.E116]/8)/[.D116])" office:value-type="float" office:value="36621094" calcext:value-type="float">
            <text:p>36621094</text:p>
          </table:table-cell>
          <table:table-cell table:formula="of:=([.D116] - 4) *[.F116]" office:value-type="float" office:value="9228515688" calcext:value-type="float">
            <text:p>9228515688</text:p>
          </table:table-cell>
          <table:table-cell table:formula="of:=[.F116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5538932467" calcext:value-type="float">
            <text:p>5538932467</text:p>
          </table:table-cell>
          <table:table-cell office:value-type="float" office:value="20068628" calcext:value-type="float">
            <text:p>20068628</text:p>
          </table:table-cell>
          <table:table-cell table:formula="of:=[.G116]-[.K116]" office:value-type="float" office:value="3689583221" calcext:value-type="float">
            <text:p>3689583221</text:p>
          </table:table-cell>
          <table:table-cell table:formula="of:=[.H116]-[.L116]" office:value-type="float" office:value="16552466" calcext:value-type="float">
            <text:p>16552466</text:p>
          </table:table-cell>
          <table:table-cell table:formula="of:=([.M116]/[.G116])*100" office:value-type="float" office:value="39.9802454234068" calcext:value-type="float">
            <text:p>39.9802454234068</text:p>
          </table:table-cell>
          <table:table-cell table:formula="of:=100*([.N116]/[.H116])" office:value-type="float" office:value="45.199266848773" calcext:value-type="float">
            <text:p>45.199266848773</text:p>
          </table:table-cell>
          <table:table-cell/>
          <table:table-cell table:formula="of:=[.O116]-[.P116]" office:value-type="float" office:value="-5.21902142536619" calcext:value-type="float">
            <text:p>-5.21902142536619</text:p>
          </table:table-cell>
          <table:table-cell table:formula="of:=[.H116]-[.J116]" office:value-type="float" office:value="0" calcext:value-type="float">
            <text:p>0</text:p>
          </table:table-cell>
          <table:table-cell table:formula="of:=[.I116] - [.G1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7]*100" office:value-type="float" office:value="7500" calcext:value-type="float">
            <text:p>7500</text:p>
          </table:table-cell>
          <table:table-cell table:formula="of:=[.B117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17]*(10^9)*[.E117]/8)/[.D117])" office:value-type="float" office:value="18310547" calcext:value-type="float">
            <text:p>18310547</text:p>
          </table:table-cell>
          <table:table-cell table:formula="of:=([.D117] - 4) *[.F117]" office:value-type="float" office:value="9301757876" calcext:value-type="float">
            <text:p>9301757876</text:p>
          </table:table-cell>
          <table:table-cell table:formula="of:=[.F117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8831440174" calcext:value-type="float">
            <text:p>8831440174</text:p>
          </table:table-cell>
          <table:table-cell office:value-type="float" office:value="16600453" calcext:value-type="float">
            <text:p>16600453</text:p>
          </table:table-cell>
          <table:table-cell table:formula="of:=[.G117]-[.K117]" office:value-type="float" office:value="470317702" calcext:value-type="float">
            <text:p>470317702</text:p>
          </table:table-cell>
          <table:table-cell table:formula="of:=[.H117]-[.L117]" office:value-type="float" office:value="1710094" calcext:value-type="float">
            <text:p>1710094</text:p>
          </table:table-cell>
          <table:table-cell table:formula="of:=([.M117]/[.G117])*100" office:value-type="float" office:value="5.05622386939886" calcext:value-type="float">
            <text:p>5.05622386939886</text:p>
          </table:table-cell>
          <table:table-cell table:formula="of:=100*([.N117]/[.H117])" office:value-type="float" office:value="9.33939330157641" calcext:value-type="float">
            <text:p>9.33939330157641</text:p>
          </table:table-cell>
          <table:table-cell/>
          <table:table-cell table:formula="of:=[.O117]-[.P117]" office:value-type="float" office:value="-4.28316943217755" calcext:value-type="float">
            <text:p>-4.28316943217755</text:p>
          </table:table-cell>
          <table:table-cell table:formula="of:=[.H117]-[.J117]" office:value-type="float" office:value="0" calcext:value-type="float">
            <text:p>0</text:p>
          </table:table-cell>
          <table:table-cell table:formula="of:=[.I117] - [.G11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8]*100" office:value-type="float" office:value="7500" calcext:value-type="float">
            <text:p>7500</text:p>
          </table:table-cell>
          <table:table-cell table:formula="of:=[.B118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18]*(10^9)*[.E118]/8)/[.D118])" office:value-type="float" office:value="9155274" calcext:value-type="float">
            <text:p>9155274</text:p>
          </table:table-cell>
          <table:table-cell table:formula="of:=([.D118] - 4) *[.F118]" office:value-type="float" office:value="9338379480" calcext:value-type="float">
            <text:p>9338379480</text:p>
          </table:table-cell>
          <table:table-cell table:formula="of:=[.F118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557621674" calcext:value-type="float">
            <text:p>9557621674</text:p>
          </table:table-cell>
          <table:table-cell office:value-type="float" office:value="9154874" calcext:value-type="float">
            <text:p>9154874</text:p>
          </table:table-cell>
          <table:table-cell table:formula="of:=[.G118]-[.K118]" office:value-type="float" office:value="-219242194" calcext:value-type="float">
            <text:p>-219242194</text:p>
          </table:table-cell>
          <table:table-cell table:formula="of:=[.H118]-[.L118]" office:value-type="float" office:value="400" calcext:value-type="float">
            <text:p>400</text:p>
          </table:table-cell>
          <table:table-cell table:formula="of:=([.M118]/[.G118])*100" office:value-type="float" office:value="-2.34775417372523" calcext:value-type="float">
            <text:p>-2.34775417372523</text:p>
          </table:table-cell>
          <table:table-cell table:formula="of:=100*([.N118]/[.H118])" office:value-type="float" office:value="0.00436906639823123" calcext:value-type="float">
            <text:p>0.004369066398231</text:p>
          </table:table-cell>
          <table:table-cell/>
          <table:table-cell table:formula="of:=[.O118]-[.P118]" office:value-type="float" office:value="-2.35212324012346" calcext:value-type="float">
            <text:p>-2.35212324012346</text:p>
          </table:table-cell>
          <table:table-cell table:formula="of:=[.H118]-[.J118]" office:value-type="float" office:value="0" calcext:value-type="float">
            <text:p>0</text:p>
          </table:table-cell>
          <table:table-cell table:formula="of:=[.I118] - [.G11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0]*100" office:value-type="float" office:value="10000" calcext:value-type="float">
            <text:p>10000</text:p>
          </table:table-cell>
          <table:table-cell table:formula="of:=[.B120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20]*(10^9)*[.E120]/8)/[.D120])" office:value-type="float" office:value="195312500" calcext:value-type="float">
            <text:p>195312500</text:p>
          </table:table-cell>
          <table:table-cell table:formula="of:=([.D120] - 4) *[.F120]" office:value-type="float" office:value="11718750000" calcext:value-type="float">
            <text:p>11718750000</text:p>
          </table:table-cell>
          <table:table-cell table:formula="of:=[.F120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2199942082" calcext:value-type="float">
            <text:p>2199942082</text:p>
          </table:table-cell>
          <table:table-cell office:value-type="float" office:value="26189747" calcext:value-type="float">
            <text:p>26189747</text:p>
          </table:table-cell>
          <table:table-cell table:formula="of:=[.G120]-[.K120]" office:value-type="float" office:value="9518807918" calcext:value-type="float">
            <text:p>9518807918</text:p>
          </table:table-cell>
          <table:table-cell table:formula="of:=[.H120]-[.L120]" office:value-type="float" office:value="169122753" calcext:value-type="float">
            <text:p>169122753</text:p>
          </table:table-cell>
          <table:table-cell table:formula="of:=([.M120]/[.G120])*100" office:value-type="float" office:value="81.2271609002667" calcext:value-type="float">
            <text:p>81.2271609002667</text:p>
          </table:table-cell>
          <table:table-cell table:formula="of:=100*([.N120]/[.H120])" office:value-type="float" office:value="86.590849536" calcext:value-type="float">
            <text:p>86.590849536</text:p>
          </table:table-cell>
          <table:table-cell/>
          <table:table-cell table:formula="of:=[.O120]-[.P120]" office:value-type="float" office:value="-5.36368863573334" calcext:value-type="float">
            <text:p>-5.36368863573334</text:p>
          </table:table-cell>
          <table:table-cell table:formula="of:=[.H120]-[.J120]" office:value-type="float" office:value="0" calcext:value-type="float">
            <text:p>0</text:p>
          </table:table-cell>
          <table:table-cell table:formula="of:=[.I120] - [.G12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1]*100" office:value-type="float" office:value="10000" calcext:value-type="float">
            <text:p>10000</text:p>
          </table:table-cell>
          <table:table-cell table:formula="of:=[.B121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21]*(10^9)*[.E121]/8)/[.D121])" office:value-type="float" office:value="97656250" calcext:value-type="float">
            <text:p>97656250</text:p>
          </table:table-cell>
          <table:table-cell table:formula="of:=([.D121] - 4) *[.F121]" office:value-type="float" office:value="12109375000" calcext:value-type="float">
            <text:p>12109375000</text:p>
          </table:table-cell>
          <table:table-cell table:formula="of:=[.F121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3313519038" calcext:value-type="float">
            <text:p>3313519038</text:p>
          </table:table-cell>
          <table:table-cell office:value-type="float" office:value="22388647" calcext:value-type="float">
            <text:p>22388647</text:p>
          </table:table-cell>
          <table:table-cell table:formula="of:=[.G121]-[.K121]" office:value-type="float" office:value="8795855962" calcext:value-type="float">
            <text:p>8795855962</text:p>
          </table:table-cell>
          <table:table-cell table:formula="of:=[.H121]-[.L121]" office:value-type="float" office:value="75267603" calcext:value-type="float">
            <text:p>75267603</text:p>
          </table:table-cell>
          <table:table-cell table:formula="of:=([.M121]/[.G121])*100" office:value-type="float" office:value="72.6367460087742" calcext:value-type="float">
            <text:p>72.6367460087742</text:p>
          </table:table-cell>
          <table:table-cell table:formula="of:=100*([.N121]/[.H121])" office:value-type="float" office:value="77.074025472" calcext:value-type="float">
            <text:p>77.074025472</text:p>
          </table:table-cell>
          <table:table-cell/>
          <table:table-cell table:formula="of:=[.O121]-[.P121]" office:value-type="float" office:value="-4.43727946322581" calcext:value-type="float">
            <text:p>-4.43727946322581</text:p>
          </table:table-cell>
          <table:table-cell table:formula="of:=[.H121]-[.J121]" office:value-type="float" office:value="0" calcext:value-type="float">
            <text:p>0</text:p>
          </table:table-cell>
          <table:table-cell table:formula="of:=[.I121] - [.G12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2]*100" office:value-type="float" office:value="10000" calcext:value-type="float">
            <text:p>10000</text:p>
          </table:table-cell>
          <table:table-cell table:formula="of:=[.B122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22]*(10^9)*[.E122]/8)/[.D122])" office:value-type="float" office:value="48828125" calcext:value-type="float">
            <text:p>48828125</text:p>
          </table:table-cell>
          <table:table-cell table:formula="of:=([.D122] - 4) *[.F122]" office:value-type="float" office:value="12304687500" calcext:value-type="float">
            <text:p>12304687500</text:p>
          </table:table-cell>
          <table:table-cell table:formula="of:=[.F122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506645258" calcext:value-type="float">
            <text:p>5506645258</text:p>
          </table:table-cell>
          <table:table-cell office:value-type="float" office:value="19951646" calcext:value-type="float">
            <text:p>19951646</text:p>
          </table:table-cell>
          <table:table-cell table:formula="of:=[.G122]-[.K122]" office:value-type="float" office:value="6798042242" calcext:value-type="float">
            <text:p>6798042242</text:p>
          </table:table-cell>
          <table:table-cell table:formula="of:=[.H122]-[.L122]" office:value-type="float" office:value="28876479" calcext:value-type="float">
            <text:p>28876479</text:p>
          </table:table-cell>
          <table:table-cell table:formula="of:=([.M122]/[.G122])*100" office:value-type="float" office:value="55.2475813953016" calcext:value-type="float">
            <text:p>55.2475813953016</text:p>
          </table:table-cell>
          <table:table-cell table:formula="of:=100*([.N122]/[.H122])" office:value-type="float" office:value="59.139028992" calcext:value-type="float">
            <text:p>59.139028992</text:p>
          </table:table-cell>
          <table:table-cell/>
          <table:table-cell table:formula="of:=[.O122]-[.P122]" office:value-type="float" office:value="-3.89144759669841" calcext:value-type="float">
            <text:p>-3.89144759669841</text:p>
          </table:table-cell>
          <table:table-cell table:formula="of:=[.H122]-[.J122]" office:value-type="float" office:value="0" calcext:value-type="float">
            <text:p>0</text:p>
          </table:table-cell>
          <table:table-cell table:formula="of:=[.I122] - [.G12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3]*100" office:value-type="float" office:value="10000" calcext:value-type="float">
            <text:p>10000</text:p>
          </table:table-cell>
          <table:table-cell table:formula="of:=[.B123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23]*(10^9)*[.E123]/8)/[.D123])" office:value-type="float" office:value="24414063" calcext:value-type="float">
            <text:p>24414063</text:p>
          </table:table-cell>
          <table:table-cell table:formula="of:=([.D123] - 4) *[.F123]" office:value-type="float" office:value="12402344004" calcext:value-type="float">
            <text:p>12402344004</text:p>
          </table:table-cell>
          <table:table-cell table:formula="of:=[.F123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8796937462" calcext:value-type="float">
            <text:p>8796937462</text:p>
          </table:table-cell>
          <table:table-cell office:value-type="float" office:value="16535645" calcext:value-type="float">
            <text:p>16535645</text:p>
          </table:table-cell>
          <table:table-cell table:formula="of:=[.G123]-[.K123]" office:value-type="float" office:value="3605406542" calcext:value-type="float">
            <text:p>3605406542</text:p>
          </table:table-cell>
          <table:table-cell table:formula="of:=[.H123]-[.L123]" office:value-type="float" office:value="7878418" calcext:value-type="float">
            <text:p>7878418</text:p>
          </table:table-cell>
          <table:table-cell table:formula="of:=([.M123]/[.G123])*100" office:value-type="float" office:value="29.0703639637571" calcext:value-type="float">
            <text:p>29.0703639637571</text:p>
          </table:table-cell>
          <table:table-cell table:formula="of:=100*([.N123]/[.H123])" office:value-type="float" office:value="32.2699994671104" calcext:value-type="float">
            <text:p>32.2699994671104</text:p>
          </table:table-cell>
          <table:table-cell/>
          <table:table-cell table:formula="of:=[.O123]-[.P123]" office:value-type="float" office:value="-3.19963550335335" calcext:value-type="float">
            <text:p>-3.19963550335335</text:p>
          </table:table-cell>
          <table:table-cell table:formula="of:=[.H123]-[.J123]" office:value-type="float" office:value="0" calcext:value-type="float">
            <text:p>0</text:p>
          </table:table-cell>
          <table:table-cell table:formula="of:=[.I123] - [.G12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4]*100" office:value-type="float" office:value="10000" calcext:value-type="float">
            <text:p>10000</text:p>
          </table:table-cell>
          <table:table-cell table:formula="of:=[.B124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24]*(10^9)*[.E124]/8)/[.D124])" office:value-type="float" office:value="12207032" calcext:value-type="float">
            <text:p>12207032</text:p>
          </table:table-cell>
          <table:table-cell table:formula="of:=([.D124] - 4) *[.F124]" office:value-type="float" office:value="12451172640" calcext:value-type="float">
            <text:p>12451172640</text:p>
          </table:table-cell>
          <table:table-cell table:formula="of:=[.F124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742520511" calcext:value-type="float">
            <text:p>12742520511</text:p>
          </table:table-cell>
          <table:table-cell office:value-type="float" office:value="12205535" calcext:value-type="float">
            <text:p>12205535</text:p>
          </table:table-cell>
          <table:table-cell table:formula="of:=[.G124]-[.K124]" office:value-type="float" office:value="-291347871" calcext:value-type="float">
            <text:p>-291347871</text:p>
          </table:table-cell>
          <table:table-cell table:formula="of:=[.H124]-[.L124]" office:value-type="float" office:value="1497" calcext:value-type="float">
            <text:p>1497</text:p>
          </table:table-cell>
          <table:table-cell table:formula="of:=([.M124]/[.G124])*100" office:value-type="float" office:value="-2.33992314959983" calcext:value-type="float">
            <text:p>-2.33992314959983</text:p>
          </table:table-cell>
          <table:table-cell table:formula="of:=100*([.N124]/[.H124])" office:value-type="float" office:value="0.0122634232465353" calcext:value-type="float">
            <text:p>0.012263423246535</text:p>
          </table:table-cell>
          <table:table-cell/>
          <table:table-cell table:formula="of:=[.O124]-[.P124]" office:value-type="float" office:value="-2.35218657284636" calcext:value-type="float">
            <text:p>-2.35218657284636</text:p>
          </table:table-cell>
          <table:table-cell table:formula="of:=[.H124]-[.J124]" office:value-type="float" office:value="0" calcext:value-type="float">
            <text:p>0</text:p>
          </table:table-cell>
          <table:table-cell table:formula="of:=[.I124] - [.G124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office:value-type="float" office:value="1924864" calcext:value-type="float">
            <text:p>1924864</text:p>
          </table:table-cell>
          <table:table-cell office:value-type="float" office:value="115491840" calcext:value-type="float">
            <text:p>115491840</text:p>
          </table:table-cell>
          <table:table-cell/>
          <table:table-cell office:value-type="float" office:value="213312" calcext:value-type="float">
            <text:p>213312</text:p>
          </table:table-cell>
          <table:table-cell office:value-type="float" office:value="53754624" calcext:value-type="float">
            <text:p>5375462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926400" calcext:value-type="float">
            <text:p>1926400</text:p>
          </table:table-cell>
          <table:table-cell office:value-type="float" office:value="115584000" calcext:value-type="float">
            <text:p>115584000</text:p>
          </table:table-cell>
          <table:table-cell/>
          <table:table-cell office:value-type="float" office:value="1746112" calcext:value-type="float">
            <text:p>1746112</text:p>
          </table:table-cell>
          <table:table-cell office:value-type="float" office:value="440020224" calcext:value-type="float">
            <text:p>44002022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946432" calcext:value-type="float">
            <text:p>1946432</text:p>
          </table:table-cell>
          <table:table-cell office:value-type="float" office:value="116785920" calcext:value-type="float">
            <text:p>116785920</text:p>
          </table:table-cell>
          <table:table-cell/>
          <table:table-cell office:value-type="float" office:value="1773504" calcext:value-type="float">
            <text:p>1773504</text:p>
          </table:table-cell>
          <table:table-cell office:value-type="float" office:value="446923008" calcext:value-type="float">
            <text:p>446923008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917632" calcext:value-type="float">
            <text:p>1917632</text:p>
          </table:table-cell>
          <table:table-cell office:value-type="float" office:value="115057920" calcext:value-type="float">
            <text:p>115057920</text:p>
          </table:table-cell>
          <table:table-cell/>
          <table:table-cell office:value-type="float" office:value="1774080" calcext:value-type="float">
            <text:p>1774080</text:p>
          </table:table-cell>
          <table:table-cell office:value-type="float" office:value="447068160" calcext:value-type="float">
            <text:p>44706816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917696" calcext:value-type="float">
            <text:p>1917696</text:p>
          </table:table-cell>
          <table:table-cell office:value-type="float" office:value="115061760" calcext:value-type="float">
            <text:p>115061760</text:p>
          </table:table-cell>
          <table:table-cell/>
          <table:table-cell office:value-type="float" office:value="1754688" calcext:value-type="float">
            <text:p>1754688</text:p>
          </table:table-cell>
          <table:table-cell office:value-type="float" office:value="442181376" calcext:value-type="float">
            <text:p>44218137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923648" calcext:value-type="float">
            <text:p>1923648</text:p>
          </table:table-cell>
          <table:table-cell office:value-type="float" office:value="115418880" calcext:value-type="float">
            <text:p>115418880</text:p>
          </table:table-cell>
          <table:table-cell/>
          <table:table-cell office:value-type="float" office:value="1759680" calcext:value-type="float">
            <text:p>1759680</text:p>
          </table:table-cell>
          <table:table-cell office:value-type="float" office:value="443439360" calcext:value-type="float">
            <text:p>44343936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840128" calcext:value-type="float">
            <text:p>3840128</text:p>
          </table:table-cell>
          <table:table-cell office:value-type="float" office:value="230407680" calcext:value-type="float">
            <text:p>230407680</text:p>
          </table:table-cell>
          <table:table-cell/>
          <table:table-cell office:value-type="float" office:value="1753600" calcext:value-type="float">
            <text:p>1753600</text:p>
          </table:table-cell>
          <table:table-cell office:value-type="float" office:value="441907200" calcext:value-type="float">
            <text:p>441907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758336" calcext:value-type="float">
            <text:p>3758336</text:p>
          </table:table-cell>
          <table:table-cell office:value-type="float" office:value="225500160" calcext:value-type="float">
            <text:p>225500160</text:p>
          </table:table-cell>
          <table:table-cell/>
          <table:table-cell office:value-type="float" office:value="1769856" calcext:value-type="float">
            <text:p>1769856</text:p>
          </table:table-cell>
          <table:table-cell office:value-type="float" office:value="446003712" calcext:value-type="float">
            <text:p>446003712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815424" calcext:value-type="float">
            <text:p>1815424</text:p>
          </table:table-cell>
          <table:table-cell office:value-type="float" office:value="108925440" calcext:value-type="float">
            <text:p>108925440</text:p>
          </table:table-cell>
          <table:table-cell/>
          <table:table-cell office:value-type="float" office:value="1641408" calcext:value-type="float">
            <text:p>1641408</text:p>
          </table:table-cell>
          <table:table-cell office:value-type="float" office:value="413634816" calcext:value-type="float">
            <text:p>41363481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940672" calcext:value-type="float">
            <text:p>1940672</text:p>
          </table:table-cell>
          <table:table-cell office:value-type="float" office:value="116440320" calcext:value-type="float">
            <text:p>116440320</text:p>
          </table:table-cell>
          <table:table-cell/>
          <table:table-cell office:value-type="float" office:value="1731840" calcext:value-type="float">
            <text:p>1731840</text:p>
          </table:table-cell>
          <table:table-cell office:value-type="float" office:value="436423680" calcext:value-type="float">
            <text:p>43642368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262139" calcext:value-type="float">
            <text:p>1262139</text:p>
          </table:table-cell>
          <table:table-cell office:value-type="float" office:value="75728340" calcext:value-type="float">
            <text:p>75728340</text:p>
          </table:table-cell>
          <table:table-cell/>
          <table:table-cell office:value-type="float" office:value="1766592" calcext:value-type="float">
            <text:p>1766592</text:p>
          </table:table-cell>
          <table:table-cell office:value-type="float" office:value="445181184" calcext:value-type="float">
            <text:p>44518118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E136:.E146])" office:value-type="float" office:value="24173371" calcext:value-type="float">
            <text:p>24173371</text:p>
          </table:table-cell>
          <table:table-cell table:formula="of:=SUM([.F136:.F146])" office:value-type="float" office:value="1450402260" calcext:value-type="float">
            <text:p>1450402260</text:p>
          </table:table-cell>
          <table:table-cell/>
          <table:table-cell office:value-type="float" office:value="1152385" calcext:value-type="float">
            <text:p>1152385</text:p>
          </table:table-cell>
          <table:table-cell office:value-type="float" office:value="290401020" calcext:value-type="float">
            <text:p>29040102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SUM([.H136:.H147])" office:value-type="float" office:value="18837057" calcext:value-type="float">
            <text:p>18837057</text:p>
          </table:table-cell>
          <table:table-cell table:formula="of:=SUM([.I136:.I147])" office:value-type="float" office:value="4746938364" calcext:value-type="float">
            <text:p>474693836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1:07:01.202839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4:08.672476507</meta:creation-date>
    <dc:date>2020-05-05T12:29:02.117653550</dc:date>
    <meta:editing-duration>PT3H54M32S</meta:editing-duration>
    <meta:editing-cycles>10</meta:editing-cycles>
    <meta:generator>LibreOffice/6.0.7.3$Linux_X86_64 LibreOffice_project/00m0$Build-3</meta:generator>
    <meta:document-statistic meta:table-count="1" meta:cell-count="1783" meta:object-count="0"/>
  </office:meta>
</office:document-meta>
</file>